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05cm" style:use-optimal-column-width="true"/>
    </style:style>
    <style:style style:name="co3" style:family="table-column">
      <style:table-column-properties fo:break-before="auto" style:column-width="3.259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52" table:default-cell-style-name="ce1"/>
        <table:table-row table:style-name="ro1">
          <table:table-cell office:value-type="string" table:style-name="ce1">
            <text:p>TEST1</text:p>
          </table:table-cell>
          <table:table-cell office:value-type="string" table:style-name="ce1">
            <text:p>TEST2</text:p>
          </table:table-cell>
          <table:table-cell office:value-type="string" table:style-name="ce1">
            <text:p>TEST3</text:p>
          </table:table-cell>
          <table:table-cell office:value-type="string" table:style-name="ce1">
            <text:p>TEST4</text:p>
          </table:table-cell>
          <table:table-cell office:value-type="string" table:style-name="ce1">
            <text:p>TEST5</text:p>
          </table:table-cell>
          <table:table-cell office:value-type="string" table:style-name="ce1">
            <text:p>AVERAGE</text:p>
          </table:table-cell>
          <table:table-cell table:number-columns-repeated="2" table:style-name="ce1"/>
          <table:table-cell office:value-type="string" table:style-name="ce1">
            <text:p>TEST1</text:p>
          </table:table-cell>
          <table:table-cell office:value-type="string" table:style-name="ce1">
            <text:p>TEST2</text:p>
          </table:table-cell>
          <table:table-cell office:value-type="string" table:style-name="ce1">
            <text:p>TEST3</text:p>
          </table:table-cell>
          <table:table-cell office:value-type="string" table:style-name="ce1">
            <text:p>TEST4</text:p>
          </table:table-cell>
          <table:table-cell office:value-type="string" table:style-name="ce1">
            <text:p>TEST5</text:p>
          </table:table-cell>
          <table:table-cell office:value-type="string" table:style-name="ce1">
            <text:p>AVERAGE</text:p>
          </table:table-cell>
          <table:table-cell table:number-columns-repeated="2" table:style-name="ce1"/>
          <table:table-cell office:value-type="string" table:style-name="ce1">
            <text:p>TEST1</text:p>
          </table:table-cell>
          <table:table-cell office:value-type="string" table:style-name="ce1">
            <text:p>TEST2</text:p>
          </table:table-cell>
          <table:table-cell office:value-type="string" table:style-name="ce1">
            <text:p>TEST3</text:p>
          </table:table-cell>
          <table:table-cell office:value-type="string" table:style-name="ce1">
            <text:p>TEST4</text:p>
          </table:table-cell>
          <table:table-cell office:value-type="string" table:style-name="ce1">
            <text:p>TEST5</text:p>
          </table:table-cell>
          <table:table-cell office:value-type="string" table:style-name="ce1">
            <text:p>AVERAGE</text:p>
          </table:table-cell>
          <table:table-cell table:number-columns-repeated="2" table:style-name="ce1"/>
          <table:table-cell office:value-type="string" table:style-name="ce1">
            <text:p>TEST1</text:p>
          </table:table-cell>
          <table:table-cell office:value-type="string" table:style-name="ce1">
            <text:p>TEST2</text:p>
          </table:table-cell>
          <table:table-cell office:value-type="string" table:style-name="ce1">
            <text:p>TEST3</text:p>
          </table:table-cell>
          <table:table-cell office:value-type="string" table:style-name="ce1">
            <text:p>TEST4</text:p>
          </table:table-cell>
          <table:table-cell office:value-type="string" table:style-name="ce1">
            <text:p>TEST5</text:p>
          </table:table-cell>
          <table:table-cell office:value-type="string" table:style-name="ce1">
            <text:p>AVERAGE</text:p>
          </table:table-cell>
          <table:table-cell table:style-name="ce1"/>
          <table:table-cell office:value-type="string" table:style-name="ce1">
            <text:p>TEST DIMENSIONS</text:p>
          </table:table-cell>
          <table:table-cell table:number-columns-repeated="16352" table:style-name="ce1"/>
        </table:table-row>
        <table:table-row table:style-name="ro1">
          <table:table-cell office:value-type="float" office:value="2.5999999999999998E-5" table:style-name="ce1">
            <text:p>0.000026</text:p>
          </table:table-cell>
          <table:table-cell office:value-type="float" office:value="2.1999999999999999E-5" table:style-name="ce1">
            <text:p>0.000022</text:p>
          </table:table-cell>
          <table:table-cell office:value-type="float" office:value="4.3999999999999999E-5" table:style-name="ce1">
            <text:p>0.000044</text:p>
          </table:table-cell>
          <table:table-cell office:value-type="float" office:value="2.8E-5" table:style-name="ce1">
            <text:p>0.000028</text:p>
          </table:table-cell>
          <table:table-cell office:value-type="float" office:value="2.5000000000000001E-5" table:style-name="ce1">
            <text:p>0.000025</text:p>
          </table:table-cell>
          <table:table-cell office:value-type="float" office:value="2.9E-5" table:formula="of:=AVERAGE([.A2:.E2])" table:style-name="ce1">
            <text:p>0.000029</text:p>
          </table:table-cell>
          <table:table-cell table:number-columns-repeated="2" table:style-name="ce1"/>
          <table:table-cell office:value-type="float" office:value="5.0000000000000004E-6" table:style-name="ce1">
            <text:p>0.000005</text:p>
          </table:table-cell>
          <table:table-cell office:value-type="float" office:value="6.9999999999999999E-6" table:style-name="ce1">
            <text:p>0.000007</text:p>
          </table:table-cell>
          <table:table-cell office:value-type="float" office:value="6.9999999999999999E-6" table:style-name="ce1">
            <text:p>0.000007</text:p>
          </table:table-cell>
          <table:table-cell office:value-type="float" office:value="6.9999999999999999E-6" table:style-name="ce1">
            <text:p>0.000007</text:p>
          </table:table-cell>
          <table:table-cell office:value-type="float" office:value="6.9999999999999999E-6" table:style-name="ce1">
            <text:p>0.000007</text:p>
          </table:table-cell>
          <table:table-cell office:value-type="float" office:value="6.6000000000000003E-6" table:formula="of:=AVERAGE([.I2:.M2])" table:style-name="ce1">
            <text:p>0.0000066</text:p>
          </table:table-cell>
          <table:table-cell table:number-columns-repeated="2" table:style-name="ce1"/>
          <table:table-cell office:value-type="float" office:value="2.0999999999999999E-5" table:style-name="ce1">
            <text:p>0.000021</text:p>
          </table:table-cell>
          <table:table-cell office:value-type="float" office:value="1.8E-5" table:style-name="ce1">
            <text:p>0.000018</text:p>
          </table:table-cell>
          <table:table-cell office:value-type="float" office:value="1.9000000000000001E-5" table:style-name="ce1">
            <text:p>0.000019</text:p>
          </table:table-cell>
          <table:table-cell office:value-type="float" office:value="2.6999999999999999E-5" table:style-name="ce1">
            <text:p>0.000027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2.1000000000000002E-5" table:formula="of:=AVERAGE([.Q2:.U2])" table:style-name="ce1">
            <text:p>0.000021</text:p>
          </table:table-cell>
          <table:table-cell table:number-columns-repeated="2" table:style-name="ce1"/>
          <table:table-cell office:value-type="float" office:value="9.0000000000000002E-6" table:style-name="ce1">
            <text:p>0.000009</text:p>
          </table:table-cell>
          <table:table-cell office:value-type="float" office:value="1.8100000000000001E-4" table:style-name="ce1">
            <text:p>0.000181</text:p>
          </table:table-cell>
          <table:table-cell office:value-type="float" office:value="9.0000000000000002E-6" table:style-name="ce1">
            <text:p>0.000009</text:p>
          </table:table-cell>
          <table:table-cell office:value-type="float" office:value="6.9999999999999999E-6" table:style-name="ce1">
            <text:p>0.000007</text:p>
          </table:table-cell>
          <table:table-cell office:value-type="float" office:value="7.9999999999999996E-6" table:style-name="ce1">
            <text:p>0.000008</text:p>
          </table:table-cell>
          <table:table-cell office:value-type="float" office:value="4.2800000000000004E-5" table:formula="of:=AVERAGE([.Y2:.AC2])" table:style-name="ce1">
            <text:p>0.0000428</text:p>
          </table:table-cell>
          <table:table-cell table:style-name="ce1"/>
          <table:table-cell office:value-type="float" office:value="0" table:formula="of:=+$$P+[.AF2:.AF31]" table:number-matrix-columns-spanned="1" table:number-matrix-rows-spanned="1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office:value-type="float" office:value="3.6000000000000001E-5" table:style-name="ce1">
            <text:p>0.000036</text:p>
          </table:table-cell>
          <table:table-cell office:value-type="float" office:value="2.5999999999999998E-5" table:style-name="ce1">
            <text:p>0.000026</text:p>
          </table:table-cell>
          <table:table-cell office:value-type="float" office:value="3.4E-5" table:style-name="ce1">
            <text:p>0.000034</text:p>
          </table:table-cell>
          <table:table-cell office:value-type="float" office:value="3.4E-5" table:style-name="ce1">
            <text:p>0.000034</text:p>
          </table:table-cell>
          <table:table-cell office:value-type="float" office:value="3.1000000000000001E-5" table:style-name="ce1">
            <text:p>0.000031</text:p>
          </table:table-cell>
          <table:table-cell office:value-type="float" office:value="3.2200000000000003E-5" table:formula="of:=AVERAGE([.A3:.E3])" table:style-name="ce1">
            <text:p>0.0000322</text:p>
          </table:table-cell>
          <table:table-cell table:number-columns-repeated="2" table:style-name="ce1"/>
          <table:table-cell office:value-type="float" office:value="3.9999999999999998E-6" table:style-name="ce1">
            <text:p>0.000004</text:p>
          </table:table-cell>
          <table:table-cell office:value-type="float" office:value="5.0000000000000004E-6" table:style-name="ce1">
            <text:p>0.000005</text:p>
          </table:table-cell>
          <table:table-cell office:value-type="float" office:value="6.0000000000000002E-6" table:style-name="ce1">
            <text:p>0.000006</text:p>
          </table:table-cell>
          <table:table-cell office:value-type="float" office:value="3.9999999999999998E-6" table:style-name="ce1">
            <text:p>0.000004</text:p>
          </table:table-cell>
          <table:table-cell office:value-type="float" office:value="5.0000000000000004E-6" table:style-name="ce1">
            <text:p>0.000005</text:p>
          </table:table-cell>
          <table:table-cell office:value-type="float" office:value="4.7999999999999998E-6" table:formula="of:=AVERAGE([.I3:.M3])" table:style-name="ce1">
            <text:p>0.0000048</text:p>
          </table:table-cell>
          <table:table-cell table:number-columns-repeated="2" table:style-name="ce1"/>
          <table:table-cell office:value-type="float" office:value="3.1999999999999999E-5" table:style-name="ce1">
            <text:p>0.000032</text:p>
          </table:table-cell>
          <table:table-cell office:value-type="float" office:value="2.4000000000000001E-5" table:style-name="ce1">
            <text:p>0.000024</text:p>
          </table:table-cell>
          <table:table-cell office:value-type="float" office:value="2.5999999999999998E-5" table:style-name="ce1">
            <text:p>0.000026</text:p>
          </table:table-cell>
          <table:table-cell office:value-type="float" office:value="2.6999999999999999E-5" table:style-name="ce1">
            <text:p>0.000027</text:p>
          </table:table-cell>
          <table:table-cell office:value-type="float" office:value="3.0000000000000001E-5" table:style-name="ce1">
            <text:p>0.00003</text:p>
          </table:table-cell>
          <table:table-cell office:value-type="float" office:value="2.7799999999999998E-5" table:formula="of:=AVERAGE([.Q3:.U3])" table:style-name="ce1">
            <text:p>0.0000278</text:p>
          </table:table-cell>
          <table:table-cell table:number-columns-repeated="2" table:style-name="ce1"/>
          <table:table-cell office:value-type="float" office:value="3.9999999999999998E-6" table:style-name="ce1">
            <text:p>0.000004</text:p>
          </table:table-cell>
          <table:table-cell office:value-type="float" office:value="1.11E-4" table:style-name="ce1">
            <text:p>0.000111</text:p>
          </table:table-cell>
          <table:table-cell office:value-type="float" office:value="6.0000000000000002E-6" table:style-name="ce1">
            <text:p>0.000006</text:p>
          </table:table-cell>
          <table:table-cell office:value-type="float" office:value="3.9999999999999998E-6" table:style-name="ce1">
            <text:p>0.000004</text:p>
          </table:table-cell>
          <table:table-cell office:value-type="float" office:value="5.0000000000000004E-6" table:style-name="ce1">
            <text:p>0.000005</text:p>
          </table:table-cell>
          <table:table-cell office:value-type="float" office:value="2.6000000000000002E-5" table:formula="of:=AVERAGE([.Y3:.AC3])" table:style-name="ce1">
            <text:p>0.000026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51"/>
        </table:table-row>
        <table:table-row table:style-name="ro1">
          <table:table-cell office:value-type="float" office:value="3.6999999999999998E-5" table:style-name="ce1">
            <text:p>0.000037</text:p>
          </table:table-cell>
          <table:table-cell office:value-type="float" office:value="4.3999999999999999E-5" table:style-name="ce1">
            <text:p>0.000044</text:p>
          </table:table-cell>
          <table:table-cell office:value-type="float" office:value="3.4E-5" table:style-name="ce1">
            <text:p>0.000034</text:p>
          </table:table-cell>
          <table:table-cell office:value-type="float" office:value="4.8000000000000001E-5" table:style-name="ce1">
            <text:p>0.000048</text:p>
          </table:table-cell>
          <table:table-cell office:value-type="float" office:value="3.3000000000000003E-5" table:style-name="ce1">
            <text:p>0.000033</text:p>
          </table:table-cell>
          <table:table-cell office:value-type="float" office:value="3.9199999999999997E-5" table:formula="of:=AVERAGE([.A4:.E4])" table:style-name="ce1">
            <text:p>0.0000392</text:p>
          </table:table-cell>
          <table:table-cell table:number-columns-repeated="2" table:style-name="ce1"/>
          <table:table-cell office:value-type="float" office:value="5.0000000000000004E-6" table:style-name="ce1">
            <text:p>0.000005</text:p>
          </table:table-cell>
          <table:table-cell office:value-type="float" office:value="5.0000000000000004E-6" table:style-name="ce1">
            <text:p>0.000005</text:p>
          </table:table-cell>
          <table:table-cell office:value-type="float" office:value="6.9999999999999999E-6" table:style-name="ce1">
            <text:p>0.000007</text:p>
          </table:table-cell>
          <table:table-cell office:value-type="float" office:value="5.0000000000000004E-6" table:style-name="ce1">
            <text:p>0.000005</text:p>
          </table:table-cell>
          <table:table-cell office:value-type="float" office:value="6.0000000000000002E-6" table:style-name="ce1">
            <text:p>0.000006</text:p>
          </table:table-cell>
          <table:table-cell office:value-type="float" office:value="5.5999999999999997E-6" table:formula="of:=AVERAGE([.I4:.M4])" table:style-name="ce1">
            <text:p>0.0000056</text:p>
          </table:table-cell>
          <table:table-cell table:number-columns-repeated="2" table:style-name="ce1"/>
          <table:table-cell office:value-type="float" office:value="3.4999999999999997E-5" table:style-name="ce1">
            <text:p>0.000035</text:p>
          </table:table-cell>
          <table:table-cell office:value-type="float" office:value="3.4E-5" table:style-name="ce1">
            <text:p>0.000034</text:p>
          </table:table-cell>
          <table:table-cell office:value-type="float" office:value="4.8999999999999998E-5" table:style-name="ce1">
            <text:p>0.000049</text:p>
          </table:table-cell>
          <table:table-cell office:value-type="float" office:value="4.0000000000000003E-5" table:style-name="ce1">
            <text:p>0.00004</text:p>
          </table:table-cell>
          <table:table-cell office:value-type="float" office:value="3.6000000000000001E-5" table:style-name="ce1">
            <text:p>0.000036</text:p>
          </table:table-cell>
          <table:table-cell office:value-type="float" office:value="3.8800000000000001E-5" table:formula="of:=AVERAGE([.Q4:.U4])" table:style-name="ce1">
            <text:p>0.0000388</text:p>
          </table:table-cell>
          <table:table-cell table:number-columns-repeated="2" table:style-name="ce1"/>
          <table:table-cell office:value-type="float" office:value="5.0000000000000004E-6" table:style-name="ce1">
            <text:p>0.000005</text:p>
          </table:table-cell>
          <table:table-cell office:value-type="float" office:value="1.5999999999999999E-5" table:style-name="ce1">
            <text:p>0.000016</text:p>
          </table:table-cell>
          <table:table-cell office:value-type="float" office:value="6.0000000000000002E-6" table:style-name="ce1">
            <text:p>0.000006</text:p>
          </table:table-cell>
          <table:table-cell office:value-type="float" office:value="6.9999999999999999E-6" table:style-name="ce1">
            <text:p>0.000007</text:p>
          </table:table-cell>
          <table:table-cell office:value-type="float" office:value="5.0000000000000004E-6" table:style-name="ce1">
            <text:p>0.000005</text:p>
          </table:table-cell>
          <table:table-cell office:value-type="float" office:value="7.7999999999999999E-6" table:formula="of:=AVERAGE([.Y4:.AC4])" table:style-name="ce1">
            <text:p>0.0000078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table:number-columns-repeated="16351"/>
        </table:table-row>
        <table:table-row table:style-name="ro1">
          <table:table-cell office:value-type="float" office:value="4.1E-5" table:style-name="ce1">
            <text:p>0.000041</text:p>
          </table:table-cell>
          <table:table-cell office:value-type="float" office:value="3.8999999999999999E-5" table:style-name="ce1">
            <text:p>0.000039</text:p>
          </table:table-cell>
          <table:table-cell office:value-type="float" office:value="4.1999999999999998E-5" table:style-name="ce1">
            <text:p>0.000042</text:p>
          </table:table-cell>
          <table:table-cell office:value-type="float" office:value="4.8000000000000001E-5" table:style-name="ce1">
            <text:p>0.000048</text:p>
          </table:table-cell>
          <table:table-cell office:value-type="float" office:value="4.8000000000000001E-5" table:style-name="ce1">
            <text:p>0.000048</text:p>
          </table:table-cell>
          <table:table-cell office:value-type="float" office:value="4.3599999999999996E-5" table:formula="of:=AVERAGE([.A5:.E5])" table:style-name="ce1">
            <text:p>0.0000436</text:p>
          </table:table-cell>
          <table:table-cell table:number-columns-repeated="2" table:style-name="ce1"/>
          <table:table-cell office:value-type="float" office:value="7.9999999999999996E-6" table:style-name="ce1">
            <text:p>0.000008</text:p>
          </table:table-cell>
          <table:table-cell office:value-type="float" office:value="7.9999999999999996E-6" table:style-name="ce1">
            <text:p>0.000008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7.9999999999999996E-6" table:style-name="ce1">
            <text:p>0.000008</text:p>
          </table:table-cell>
          <table:table-cell office:value-type="float" office:value="1.1E-5" table:style-name="ce1">
            <text:p>0.000011</text:p>
          </table:table-cell>
          <table:table-cell office:value-type="float" office:value="8.9999999999999985E-6" table:formula="of:=AVERAGE([.I5:.M5])" table:style-name="ce1">
            <text:p>0.000009</text:p>
          </table:table-cell>
          <table:table-cell table:number-columns-repeated="2" table:style-name="ce1"/>
          <table:table-cell office:value-type="float" office:value="3.8999999999999999E-5" table:style-name="ce1">
            <text:p>0.000039</text:p>
          </table:table-cell>
          <table:table-cell office:value-type="float" office:value="3.8999999999999999E-5" table:style-name="ce1">
            <text:p>0.000039</text:p>
          </table:table-cell>
          <table:table-cell office:value-type="float" office:value="6.2000000000000003E-5" table:style-name="ce1">
            <text:p>0.000062</text:p>
          </table:table-cell>
          <table:table-cell office:value-type="float" office:value="4.6E-5" table:style-name="ce1">
            <text:p>0.000046</text:p>
          </table:table-cell>
          <table:table-cell office:value-type="float" office:value="4.0000000000000003E-5" table:style-name="ce1">
            <text:p>0.00004</text:p>
          </table:table-cell>
          <table:table-cell office:value-type="float" office:value="4.5200000000000001E-5" table:formula="of:=AVERAGE([.Q5:.U5])" table:style-name="ce1">
            <text:p>0.0000452</text:p>
          </table:table-cell>
          <table:table-cell table:number-columns-repeated="2" table:style-name="ce1"/>
          <table:table-cell office:value-type="float" office:value="1.2E-5" table:style-name="ce1">
            <text:p>0.000012</text:p>
          </table:table-cell>
          <table:table-cell office:value-type="float" office:value="2.1900000000000001E-4" table:style-name="ce1">
            <text:p>0.000219</text:p>
          </table:table-cell>
          <table:table-cell office:value-type="float" office:value="9.0000000000000002E-6" table:style-name="ce1">
            <text:p>0.000009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6.9999999999999999E-6" table:style-name="ce1">
            <text:p>0.000007</text:p>
          </table:table-cell>
          <table:table-cell office:value-type="float" office:value="5.1400000000000003E-5" table:formula="of:=AVERAGE([.Y5:.AC5])" table:style-name="ce1">
            <text:p>0.0000514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table:number-columns-repeated="16351"/>
        </table:table-row>
        <table:table-row table:style-name="ro1">
          <table:table-cell office:value-type="float" office:value="1.25E-4" table:style-name="ce1">
            <text:p>0.000125</text:p>
          </table:table-cell>
          <table:table-cell office:value-type="float" office:value="9.2E-5" table:style-name="ce1">
            <text:p>0.000092</text:p>
          </table:table-cell>
          <table:table-cell office:value-type="float" office:value="6.8999999999999997E-5" table:style-name="ce1">
            <text:p>0.000069</text:p>
          </table:table-cell>
          <table:table-cell office:value-type="float" office:value="6.3999999999999997E-5" table:style-name="ce1">
            <text:p>0.000064</text:p>
          </table:table-cell>
          <table:table-cell office:value-type="float" office:value="5.7000000000000003E-5" table:style-name="ce1">
            <text:p>0.000057</text:p>
          </table:table-cell>
          <table:table-cell office:value-type="float" office:value="8.14E-5" table:formula="of:=AVERAGE([.A6:.E6])" table:style-name="ce1">
            <text:p>0.0000814</text:p>
          </table:table-cell>
          <table:table-cell table:number-columns-repeated="2" table:style-name="ce1"/>
          <table:table-cell office:value-type="float" office:value="9.0000000000000002E-6" table:style-name="ce1">
            <text:p>0.000009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1.2E-5" table:style-name="ce1">
            <text:p>0.000012</text:p>
          </table:table-cell>
          <table:table-cell office:value-type="float" office:value="9.0000000000000002E-6" table:style-name="ce1">
            <text:p>0.000009</text:p>
          </table:table-cell>
          <table:table-cell office:value-type="float" office:value="1.0000000000000001E-5" table:style-name="ce1">
            <text:p>0.00001</text:p>
          </table:table-cell>
          <table:table-cell office:value-type="float" office:value="1.0000000000000001E-5" table:formula="of:=AVERAGE([.I6:.M6])" table:style-name="ce1">
            <text:p>0.00001</text:p>
          </table:table-cell>
          <table:table-cell table:number-columns-repeated="2" table:style-name="ce1"/>
          <table:table-cell office:value-type="float" office:value="5.3000000000000001E-5" table:style-name="ce1">
            <text:p>0.000053</text:p>
          </table:table-cell>
          <table:table-cell office:value-type="float" office:value="5.3999999999999998E-5" table:style-name="ce1">
            <text:p>0.000054</text:p>
          </table:table-cell>
          <table:table-cell office:value-type="float" office:value="5.7000000000000003E-5" table:style-name="ce1">
            <text:p>0.000057</text:p>
          </table:table-cell>
          <table:table-cell office:value-type="float" office:value="5.5000000000000002E-5" table:style-name="ce1">
            <text:p>0.000055</text:p>
          </table:table-cell>
          <table:table-cell office:value-type="float" office:value="6.2000000000000003E-5" table:style-name="ce1">
            <text:p>0.000062</text:p>
          </table:table-cell>
          <table:table-cell office:value-type="float" office:value="5.6199999999999997E-5" table:formula="of:=AVERAGE([.Q6:.U6])" table:style-name="ce1">
            <text:p>0.0000562</text:p>
          </table:table-cell>
          <table:table-cell table:number-columns-repeated="2" table:style-name="ce1"/>
          <table:table-cell office:value-type="float" office:value="1.1E-5" table:style-name="ce1">
            <text:p>0.000011</text:p>
          </table:table-cell>
          <table:table-cell office:value-type="float" office:value="1.22E-4" table:style-name="ce1">
            <text:p>0.000122</text:p>
          </table:table-cell>
          <table:table-cell office:value-type="float" office:value="7.9999999999999996E-6" table:style-name="ce1">
            <text:p>0.000008</text:p>
          </table:table-cell>
          <table:table-cell office:value-type="float" office:value="1.1E-5" table:style-name="ce1">
            <text:p>0.000011</text:p>
          </table:table-cell>
          <table:table-cell office:value-type="float" office:value="9.0000000000000002E-6" table:style-name="ce1">
            <text:p>0.000009</text:p>
          </table:table-cell>
          <table:table-cell office:value-type="float" office:value="3.2200000000000003E-5" table:formula="of:=AVERAGE([.Y6:.AC6])" table:style-name="ce1">
            <text:p>0.0000322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table:number-columns-repeated="16351"/>
        </table:table-row>
        <table:table-row table:style-name="ro1">
          <table:table-cell office:value-type="float" office:value="5.0000000000000002E-5" table:style-name="ce1">
            <text:p>0.00005</text:p>
          </table:table-cell>
          <table:table-cell office:value-type="float" office:value="4.6999999999999997E-5" table:style-name="ce1">
            <text:p>0.000047</text:p>
          </table:table-cell>
          <table:table-cell office:value-type="float" office:value="5.1999999999999997E-5" table:style-name="ce1">
            <text:p>0.000052</text:p>
          </table:table-cell>
          <table:table-cell office:value-type="float" office:value="6.6000000000000005E-5" table:style-name="ce1">
            <text:p>0.000066</text:p>
          </table:table-cell>
          <table:table-cell office:value-type="float" office:value="6.7999999999999999E-5" table:style-name="ce1">
            <text:p>0.000068</text:p>
          </table:table-cell>
          <table:table-cell office:value-type="float" office:value="5.66E-5" table:formula="of:=AVERAGE([.A7:.E7])" table:style-name="ce1">
            <text:p>0.0000566</text:p>
          </table:table-cell>
          <table:table-cell table:number-columns-repeated="2" table:style-name="ce1"/>
          <table:table-cell office:value-type="float" office:value="1.2E-5" table:style-name="ce1">
            <text:p>0.000012</text:p>
          </table:table-cell>
          <table:table-cell office:value-type="float" office:value="1.1E-5" table:style-name="ce1">
            <text:p>0.000011</text:p>
          </table:table-cell>
          <table:table-cell office:value-type="float" office:value="1.4E-5" table:style-name="ce1">
            <text:p>0.000014</text:p>
          </table:table-cell>
          <table:table-cell office:value-type="float" office:value="1.1E-5" table:style-name="ce1">
            <text:p>0.000011</text:p>
          </table:table-cell>
          <table:table-cell office:value-type="float" office:value="1.4E-5" table:style-name="ce1">
            <text:p>0.000014</text:p>
          </table:table-cell>
          <table:table-cell office:value-type="float" office:value="1.24E-5" table:formula="of:=AVERAGE([.I7:.M7])" table:style-name="ce1">
            <text:p>0.0000124</text:p>
          </table:table-cell>
          <table:table-cell table:number-columns-repeated="2" table:style-name="ce1"/>
          <table:table-cell office:value-type="float" office:value="4.8000000000000001E-5" table:style-name="ce1">
            <text:p>0.000048</text:p>
          </table:table-cell>
          <table:table-cell office:value-type="float" office:value="5.1E-5" table:style-name="ce1">
            <text:p>0.000051</text:p>
          </table:table-cell>
          <table:table-cell office:value-type="float" office:value="4.6999999999999997E-5" table:style-name="ce1">
            <text:p>0.000047</text:p>
          </table:table-cell>
          <table:table-cell office:value-type="float" office:value="5.0000000000000002E-5" table:style-name="ce1">
            <text:p>0.00005</text:p>
          </table:table-cell>
          <table:table-cell office:value-type="float" office:value="4.8999999999999998E-5" table:style-name="ce1">
            <text:p>0.000049</text:p>
          </table:table-cell>
          <table:table-cell office:value-type="float" office:value="4.8999999999999998E-5" table:formula="of:=AVERAGE([.Q7:.U7])" table:style-name="ce1">
            <text:p>0.000049</text:p>
          </table:table-cell>
          <table:table-cell table:number-columns-repeated="2" table:style-name="ce1"/>
          <table:table-cell office:value-type="float" office:value="1.4E-5" table:style-name="ce1">
            <text:p>0.000014</text:p>
          </table:table-cell>
          <table:table-cell office:value-type="float" office:value="1.2999999999999999E-5" table:style-name="ce1">
            <text:p>0.000013</text:p>
          </table:table-cell>
          <table:table-cell office:value-type="float" office:value="2.5999999999999998E-5" table:style-name="ce1">
            <text:p>0.000026</text:p>
          </table:table-cell>
          <table:table-cell office:value-type="float" office:value="1.5E-5" table:style-name="ce1">
            <text:p>0.000015</text:p>
          </table:table-cell>
          <table:table-cell office:value-type="float" office:value="1.2E-5" table:style-name="ce1">
            <text:p>0.000012</text:p>
          </table:table-cell>
          <table:table-cell office:value-type="float" office:value="1.5999999999999999E-5" table:formula="of:=AVERAGE([.Y7:.AC7])" table:style-name="ce1">
            <text:p>0.000016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6" table:style-name="ce1">
            <text:p>6</text:p>
          </table:table-cell>
          <table:table-cell table:number-columns-repeated="16351"/>
        </table:table-row>
        <table:table-row table:style-name="ro1">
          <table:table-cell office:value-type="float" office:value="8.0000000000000007E-5" table:style-name="ce1">
            <text:p>0.00008</text:p>
          </table:table-cell>
          <table:table-cell office:value-type="float" office:value="5.5999999999999999E-5" table:style-name="ce1">
            <text:p>0.000056</text:p>
          </table:table-cell>
          <table:table-cell office:value-type="float" office:value="6.0000000000000002E-5" table:style-name="ce1">
            <text:p>0.00006</text:p>
          </table:table-cell>
          <table:table-cell office:value-type="float" office:value="9.2E-5" table:style-name="ce1">
            <text:p>0.000092</text:p>
          </table:table-cell>
          <table:table-cell office:value-type="float" office:value="6.7000000000000002E-5" table:style-name="ce1">
            <text:p>0.000067</text:p>
          </table:table-cell>
          <table:table-cell office:value-type="float" office:value="7.1000000000000005E-5" table:formula="of:=AVERAGE([.A8:.E8])" table:style-name="ce1">
            <text:p>0.000071</text:p>
          </table:table-cell>
          <table:table-cell table:number-columns-repeated="2" table:style-name="ce1"/>
          <table:table-cell office:value-type="float" office:value="1.5E-5" table:style-name="ce1">
            <text:p>0.000015</text:p>
          </table:table-cell>
          <table:table-cell office:value-type="float" office:value="1.5E-5" table:style-name="ce1">
            <text:p>0.000015</text:p>
          </table:table-cell>
          <table:table-cell office:value-type="float" office:value="1.9000000000000001E-5" table:style-name="ce1">
            <text:p>0.000019</text:p>
          </table:table-cell>
          <table:table-cell office:value-type="float" office:value="1.4E-5" table:style-name="ce1">
            <text:p>0.000014</text:p>
          </table:table-cell>
          <table:table-cell office:value-type="float" office:value="1.9000000000000001E-5" table:style-name="ce1">
            <text:p>0.000019</text:p>
          </table:table-cell>
          <table:table-cell office:value-type="float" office:value="1.6399999999999999E-5" table:formula="of:=AVERAGE([.I8:.M8])" table:style-name="ce1">
            <text:p>0.0000164</text:p>
          </table:table-cell>
          <table:table-cell table:number-columns-repeated="2" table:style-name="ce1"/>
          <table:table-cell office:value-type="float" office:value="5.8999999999999998E-5" table:style-name="ce1">
            <text:p>0.000059</text:p>
          </table:table-cell>
          <table:table-cell office:value-type="float" office:value="5.8999999999999998E-5" table:style-name="ce1">
            <text:p>0.000059</text:p>
          </table:table-cell>
          <table:table-cell office:value-type="float" office:value="6.6000000000000005E-5" table:style-name="ce1">
            <text:p>0.000066</text:p>
          </table:table-cell>
          <table:table-cell office:value-type="float" office:value="5.8999999999999998E-5" table:style-name="ce1">
            <text:p>0.000059</text:p>
          </table:table-cell>
          <table:table-cell office:value-type="float" office:value="6.0999999999999999E-5" table:style-name="ce1">
            <text:p>0.000061</text:p>
          </table:table-cell>
          <table:table-cell office:value-type="float" office:value="6.0800000000000001E-5" table:formula="of:=AVERAGE([.Q8:.U8])" table:style-name="ce1">
            <text:p>0.0000608</text:p>
          </table:table-cell>
          <table:table-cell table:number-columns-repeated="2" table:style-name="ce1"/>
          <table:table-cell office:value-type="float" office:value="1.5999999999999999E-5" table:style-name="ce1">
            <text:p>0.000016</text:p>
          </table:table-cell>
          <table:table-cell office:value-type="float" office:value="1.7E-5" table:style-name="ce1">
            <text:p>0.000017</text:p>
          </table:table-cell>
          <table:table-cell office:value-type="float" office:value="1.5E-5" table:style-name="ce1">
            <text:p>0.000015</text:p>
          </table:table-cell>
          <table:table-cell office:value-type="float" office:value="1.7E-5" table:style-name="ce1">
            <text:p>0.000017</text:p>
          </table:table-cell>
          <table:table-cell office:value-type="float" office:value="1.5E-5" table:style-name="ce1">
            <text:p>0.000015</text:p>
          </table:table-cell>
          <table:table-cell office:value-type="float" office:value="1.6000000000000003E-5" table:formula="of:=AVERAGE([.Y8:.AC8])" table:style-name="ce1">
            <text:p>0.000016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7" table:style-name="ce1">
            <text:p>7</text:p>
          </table:table-cell>
          <table:table-cell table:number-columns-repeated="16351"/>
        </table:table-row>
        <table:table-row table:style-name="ro1">
          <table:table-cell office:value-type="float" office:value="6.0000000000000002E-5" table:style-name="ce1">
            <text:p>0.00006</text:p>
          </table:table-cell>
          <table:table-cell office:value-type="float" office:value="7.1000000000000005E-5" table:style-name="ce1">
            <text:p>0.000071</text:p>
          </table:table-cell>
          <table:table-cell office:value-type="float" office:value="6.3E-5" table:style-name="ce1">
            <text:p>0.000063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7.2999999999999999E-5" table:style-name="ce1">
            <text:p>0.000073</text:p>
          </table:table-cell>
          <table:table-cell office:value-type="float" office:value="6.7399999999999998E-5" table:formula="of:=AVERAGE([.A9:.E9])" table:style-name="ce1">
            <text:p>0.0000674</text:p>
          </table:table-cell>
          <table:table-cell table:number-columns-repeated="2" table:style-name="ce1"/>
          <table:table-cell office:value-type="float" office:value="1.5E-5" table:style-name="ce1">
            <text:p>0.000015</text:p>
          </table:table-cell>
          <table:table-cell office:value-type="float" office:value="1.5999999999999999E-5" table:style-name="ce1">
            <text:p>0.000016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1.7E-5" table:style-name="ce1">
            <text:p>0.000017</text:p>
          </table:table-cell>
          <table:table-cell office:value-type="float" office:value="2.0000000000000002E-5" table:style-name="ce1">
            <text:p>0.00002</text:p>
          </table:table-cell>
          <table:table-cell office:value-type="float" office:value="1.7600000000000001E-5" table:formula="of:=AVERAGE([.I9:.M9])" table:style-name="ce1">
            <text:p>0.0000176</text:p>
          </table:table-cell>
          <table:table-cell table:number-columns-repeated="2" table:style-name="ce1"/>
          <table:table-cell office:value-type="float" office:value="9.1000000000000003E-5" table:style-name="ce1">
            <text:p>0.000091</text:p>
          </table:table-cell>
          <table:table-cell office:value-type="float" office:value="6.2000000000000003E-5" table:style-name="ce1">
            <text:p>0.000062</text:p>
          </table:table-cell>
          <table:table-cell office:value-type="float" office:value="6.2000000000000003E-5" table:style-name="ce1">
            <text:p>0.000062</text:p>
          </table:table-cell>
          <table:table-cell office:value-type="float" office:value="6.7000000000000002E-5" table:style-name="ce1">
            <text:p>0.000067</text:p>
          </table:table-cell>
          <table:table-cell office:value-type="float" office:value="7.2999999999999999E-5" table:style-name="ce1">
            <text:p>0.000073</text:p>
          </table:table-cell>
          <table:table-cell office:value-type="float" office:value="7.1000000000000005E-5" table:formula="of:=AVERAGE([.Q9:.U9])" table:style-name="ce1">
            <text:p>0.000071</text:p>
          </table:table-cell>
          <table:table-cell table:number-columns-repeated="2" table:style-name="ce1"/>
          <table:table-cell office:value-type="float" office:value="1.7E-5" table:style-name="ce1">
            <text:p>0.000017</text:p>
          </table:table-cell>
          <table:table-cell office:value-type="float" office:value="1.37E-4" table:style-name="ce1">
            <text:p>0.000137</text:p>
          </table:table-cell>
          <table:table-cell office:value-type="float" office:value="1.5999999999999999E-5" table:style-name="ce1">
            <text:p>0.000016</text:p>
          </table:table-cell>
          <table:table-cell office:value-type="float" office:value="1.9000000000000001E-5" table:style-name="ce1">
            <text:p>0.000019</text:p>
          </table:table-cell>
          <table:table-cell office:value-type="float" office:value="1.5999999999999999E-5" table:style-name="ce1">
            <text:p>0.000016</text:p>
          </table:table-cell>
          <table:table-cell office:value-type="float" office:value="4.1000000000000007E-5" table:formula="of:=AVERAGE([.Y9:.AC9])" table:style-name="ce1">
            <text:p>0.000041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8" table:style-name="ce1">
            <text:p>8</text:p>
          </table:table-cell>
          <table:table-cell table:number-columns-repeated="16351"/>
        </table:table-row>
        <table:table-row table:style-name="ro1">
          <table:table-cell office:value-type="float" office:value="1.2999999999999999E-4" table:style-name="ce1">
            <text:p>0.00013</text:p>
          </table:table-cell>
          <table:table-cell office:value-type="float" office:value="1.05E-4" table:style-name="ce1">
            <text:p>0.000105</text:p>
          </table:table-cell>
          <table:table-cell office:value-type="float" office:value="1.01E-4" table:style-name="ce1">
            <text:p>0.000101</text:p>
          </table:table-cell>
          <table:table-cell office:value-type="float" office:value="9.7E-5" table:style-name="ce1">
            <text:p>0.000097</text:p>
          </table:table-cell>
          <table:table-cell office:value-type="float" office:value="1.15E-4" table:style-name="ce1">
            <text:p>0.000115</text:p>
          </table:table-cell>
          <table:table-cell office:value-type="float" office:value="1.0959999999999999E-4" table:formula="of:=AVERAGE([.A10:.E10])" table:style-name="ce1">
            <text:p>0.0001096</text:p>
          </table:table-cell>
          <table:table-cell table:number-columns-repeated="2" table:style-name="ce1"/>
          <table:table-cell office:value-type="float" office:value="2.6999999999999999E-5" table:style-name="ce1">
            <text:p>0.000027</text:p>
          </table:table-cell>
          <table:table-cell office:value-type="float" office:value="2.3E-5" table:style-name="ce1">
            <text:p>0.000023</text:p>
          </table:table-cell>
          <table:table-cell office:value-type="float" office:value="2.9E-5" table:style-name="ce1">
            <text:p>0.000029</text:p>
          </table:table-cell>
          <table:table-cell office:value-type="float" office:value="2.3E-5" table:style-name="ce1">
            <text:p>0.000023</text:p>
          </table:table-cell>
          <table:table-cell office:value-type="float" office:value="3.0000000000000001E-5" table:style-name="ce1">
            <text:p>0.00003</text:p>
          </table:table-cell>
          <table:table-cell office:value-type="float" office:value="2.6400000000000001E-5" table:formula="of:=AVERAGE([.I10:.M10])" table:style-name="ce1">
            <text:p>0.0000264</text:p>
          </table:table-cell>
          <table:table-cell table:number-columns-repeated="2" table:style-name="ce1"/>
          <table:table-cell office:value-type="float" office:value="1.01E-4" table:style-name="ce1">
            <text:p>0.000101</text:p>
          </table:table-cell>
          <table:table-cell office:value-type="float" office:value="8.7999999999999998E-5" table:style-name="ce1">
            <text:p>0.000088</text:p>
          </table:table-cell>
          <table:table-cell office:value-type="float" office:value="7.7999999999999999E-5" table:style-name="ce1">
            <text:p>0.000078</text:p>
          </table:table-cell>
          <table:table-cell office:value-type="float" office:value="7.8999999999999996E-5" table:style-name="ce1">
            <text:p>0.000079</text:p>
          </table:table-cell>
          <table:table-cell office:value-type="float" office:value="9.6000000000000002E-5" table:style-name="ce1">
            <text:p>0.000096</text:p>
          </table:table-cell>
          <table:table-cell office:value-type="float" office:value="8.8399999999999994E-5" table:formula="of:=AVERAGE([.Q10:.U10])" table:style-name="ce1">
            <text:p>0.0000884</text:p>
          </table:table-cell>
          <table:table-cell table:number-columns-repeated="2" table:style-name="ce1"/>
          <table:table-cell office:value-type="float" office:value="2.5999999999999998E-5" table:style-name="ce1">
            <text:p>0.000026</text:p>
          </table:table-cell>
          <table:table-cell office:value-type="float" office:value="2.5099999999999998E-4" table:style-name="ce1">
            <text:p>0.000251</text:p>
          </table:table-cell>
          <table:table-cell office:value-type="float" office:value="4.0000000000000003E-5" table:style-name="ce1">
            <text:p>0.00004</text:p>
          </table:table-cell>
          <table:table-cell office:value-type="float" office:value="2.6999999999999999E-5" table:style-name="ce1">
            <text:p>0.000027</text:p>
          </table:table-cell>
          <table:table-cell office:value-type="float" office:value="2.4000000000000001E-5" table:style-name="ce1">
            <text:p>0.000024</text:p>
          </table:table-cell>
          <table:table-cell office:value-type="float" office:value="7.3599999999999987E-5" table:formula="of:=AVERAGE([.Y10:.AC10])" table:style-name="ce1">
            <text:p>0.0000736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9" table:style-name="ce1">
            <text:p>9</text:p>
          </table:table-cell>
          <table:table-cell table:number-columns-repeated="16351"/>
        </table:table-row>
        <table:table-row table:style-name="ro1">
          <table:table-cell office:value-type="float" office:value="8.7999999999999998E-5" table:style-name="ce1">
            <text:p>0.000088</text:p>
          </table:table-cell>
          <table:table-cell office:value-type="float" office:value="8.2999999999999998E-5" table:style-name="ce1">
            <text:p>0.000083</text:p>
          </table:table-cell>
          <table:table-cell office:value-type="float" office:value="1.12E-4" table:style-name="ce1">
            <text:p>0.000112</text:p>
          </table:table-cell>
          <table:table-cell office:value-type="float" office:value="9.1000000000000003E-5" table:style-name="ce1">
            <text:p>0.000091</text:p>
          </table:table-cell>
          <table:table-cell office:value-type="float" office:value="7.2999999999999999E-5" table:style-name="ce1">
            <text:p>0.000073</text:p>
          </table:table-cell>
          <table:table-cell office:value-type="float" office:value="8.9399999999999991E-5" table:formula="of:=AVERAGE([.A11:.E11])" table:style-name="ce1">
            <text:p>0.0000894</text:p>
          </table:table-cell>
          <table:table-cell table:number-columns-repeated="2" table:style-name="ce1"/>
          <table:table-cell office:value-type="float" office:value="2.6999999999999999E-5" table:style-name="ce1">
            <text:p>0.000027</text:p>
          </table:table-cell>
          <table:table-cell office:value-type="float" office:value="2.4000000000000001E-5" table:style-name="ce1">
            <text:p>0.000024</text:p>
          </table:table-cell>
          <table:table-cell office:value-type="float" office:value="3.1999999999999999E-5" table:style-name="ce1">
            <text:p>0.000032</text:p>
          </table:table-cell>
          <table:table-cell office:value-type="float" office:value="2.5999999999999998E-5" table:style-name="ce1">
            <text:p>0.000026</text:p>
          </table:table-cell>
          <table:table-cell office:value-type="float" office:value="3.1000000000000001E-5" table:style-name="ce1">
            <text:p>0.000031</text:p>
          </table:table-cell>
          <table:table-cell office:value-type="float" office:value="2.7999999999999996E-5" table:formula="of:=AVERAGE([.I11:.M11])" table:style-name="ce1">
            <text:p>0.000028</text:p>
          </table:table-cell>
          <table:table-cell table:number-columns-repeated="2" table:style-name="ce1"/>
          <table:table-cell office:value-type="float" office:value="8.5000000000000006E-5" table:style-name="ce1">
            <text:p>0.000085</text:p>
          </table:table-cell>
          <table:table-cell office:value-type="float" office:value="7.6000000000000004E-5" table:style-name="ce1">
            <text:p>0.000076</text:p>
          </table:table-cell>
          <table:table-cell office:value-type="float" office:value="7.4999999999999993E-5" table:style-name="ce1">
            <text:p>0.000075</text:p>
          </table:table-cell>
          <table:table-cell office:value-type="float" office:value="7.7000000000000001E-5" table:style-name="ce1">
            <text:p>0.000077</text:p>
          </table:table-cell>
          <table:table-cell office:value-type="float" office:value="9.3999999999999994E-5" table:style-name="ce1">
            <text:p>0.000094</text:p>
          </table:table-cell>
          <table:table-cell office:value-type="float" office:value="8.14E-5" table:formula="of:=AVERAGE([.Q11:.U11])" table:style-name="ce1">
            <text:p>0.0000814</text:p>
          </table:table-cell>
          <table:table-cell table:number-columns-repeated="2" table:style-name="ce1"/>
          <table:table-cell office:value-type="float" office:value="3.0000000000000001E-5" table:style-name="ce1">
            <text:p>0.00003</text:p>
          </table:table-cell>
          <table:table-cell office:value-type="float" office:value="1.4899999999999999E-4" table:style-name="ce1">
            <text:p>0.000149</text:p>
          </table:table-cell>
          <table:table-cell office:value-type="float" office:value="2.9E-5" table:style-name="ce1">
            <text:p>0.000029</text:p>
          </table:table-cell>
          <table:table-cell office:value-type="float" office:value="3.1000000000000001E-5" table:style-name="ce1">
            <text:p>0.000031</text:p>
          </table:table-cell>
          <table:table-cell office:value-type="float" office:value="3.1000000000000001E-5" table:style-name="ce1">
            <text:p>0.000031</text:p>
          </table:table-cell>
          <table:table-cell office:value-type="float" office:value="5.3999999999999998E-5" table:formula="of:=AVERAGE([.Y11:.AC11])" table:style-name="ce1">
            <text:p>0.000054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10" table:style-name="ce1">
            <text:p>10</text:p>
          </table:table-cell>
          <table:table-cell table:number-columns-repeated="16351"/>
        </table:table-row>
        <table:table-row table:style-name="ro1">
          <table:table-cell office:value-type="float" office:value="1.6799999999999999E-4" table:style-name="ce1">
            <text:p>0.000168</text:p>
          </table:table-cell>
          <table:table-cell office:value-type="float" office:value="1.2300000000000001E-4" table:style-name="ce1">
            <text:p>0.000123</text:p>
          </table:table-cell>
          <table:table-cell office:value-type="float" office:value="1.44E-4" table:style-name="ce1">
            <text:p>0.000144</text:p>
          </table:table-cell>
          <table:table-cell office:value-type="float" office:value="1.2899999999999999E-4" table:style-name="ce1">
            <text:p>0.000129</text:p>
          </table:table-cell>
          <table:table-cell office:value-type="float" office:value="1.5699999999999999E-4" table:style-name="ce1">
            <text:p>0.000157</text:p>
          </table:table-cell>
          <table:table-cell office:value-type="float" office:value="1.4420000000000001E-4" table:formula="of:=AVERAGE([.A12:.E12])" table:style-name="ce1">
            <text:p>0.0001442</text:p>
          </table:table-cell>
          <table:table-cell table:number-columns-repeated="2" table:style-name="ce1"/>
          <table:table-cell office:value-type="float" office:value="5.3999999999999998E-5" table:style-name="ce1">
            <text:p>0.000054</text:p>
          </table:table-cell>
          <table:table-cell office:value-type="float" office:value="5.3999999999999998E-5" table:style-name="ce1">
            <text:p>0.000054</text:p>
          </table:table-cell>
          <table:table-cell office:value-type="float" office:value="6.3999999999999997E-5" table:style-name="ce1">
            <text:p>0.000064</text:p>
          </table:table-cell>
          <table:table-cell office:value-type="float" office:value="5.8E-5" table:style-name="ce1">
            <text:p>0.000058</text:p>
          </table:table-cell>
          <table:table-cell office:value-type="float" office:value="6.8999999999999997E-5" table:style-name="ce1">
            <text:p>0.000069</text:p>
          </table:table-cell>
          <table:table-cell office:value-type="float" office:value="5.9800000000000003E-5" table:formula="of:=AVERAGE([.I12:.M12])" table:style-name="ce1">
            <text:p>0.0000598</text:p>
          </table:table-cell>
          <table:table-cell table:number-columns-repeated="2" table:style-name="ce1"/>
          <table:table-cell office:value-type="float" office:value="2.24E-4" table:style-name="ce1">
            <text:p>0.000224</text:p>
          </table:table-cell>
          <table:table-cell office:value-type="float" office:value="1.7699999999999999E-4" table:style-name="ce1">
            <text:p>0.000177</text:p>
          </table:table-cell>
          <table:table-cell office:value-type="float" office:value="1.3200000000000001E-4" table:style-name="ce1">
            <text:p>0.000132</text:p>
          </table:table-cell>
          <table:table-cell office:value-type="float" office:value="1.35E-4" table:style-name="ce1">
            <text:p>0.000135</text:p>
          </table:table-cell>
          <table:table-cell office:value-type="float" office:value="1.8000000000000001E-4" table:style-name="ce1">
            <text:p>0.00018</text:p>
          </table:table-cell>
          <table:table-cell office:value-type="float" office:value="1.6960000000000003E-4" table:formula="of:=AVERAGE([.Q12:.U12])" table:style-name="ce1">
            <text:p>0.0001696</text:p>
          </table:table-cell>
          <table:table-cell table:number-columns-repeated="2" table:style-name="ce1"/>
          <table:table-cell office:value-type="float" office:value="5.8E-5" table:style-name="ce1">
            <text:p>0.000058</text:p>
          </table:table-cell>
          <table:table-cell office:value-type="float" office:value="1.8100000000000001E-4" table:style-name="ce1">
            <text:p>0.000181</text:p>
          </table:table-cell>
          <table:table-cell office:value-type="float" office:value="7.8999999999999996E-5" table:style-name="ce1">
            <text:p>0.000079</text:p>
          </table:table-cell>
          <table:table-cell office:value-type="float" office:value="6.8999999999999997E-5" table:style-name="ce1">
            <text:p>0.000069</text:p>
          </table:table-cell>
          <table:table-cell office:value-type="float" office:value="5.5999999999999999E-5" table:style-name="ce1">
            <text:p>0.000056</text:p>
          </table:table-cell>
          <table:table-cell office:value-type="float" office:value="8.8600000000000012E-5" table:formula="of:=AVERAGE([.Y12:.AC12])" table:style-name="ce1">
            <text:p>0.0000886</text:p>
          </table:table-cell>
          <table:table-cell table:style-name="ce1"/>
          <table:table-cell office:value-type="float" office:value="328" table:style-name="ce1">
            <text:p>328</text:p>
          </table:table-cell>
          <table:table-cell office:value-type="float" office:value="11" table:style-name="ce1">
            <text:p>11</text:p>
          </table:table-cell>
          <table:table-cell table:number-columns-repeated="16351"/>
        </table:table-row>
        <table:table-row table:style-name="ro1">
          <table:table-cell office:value-type="float" office:value="1.915E-3" table:style-name="ce1">
            <text:p>0.001915</text:p>
          </table:table-cell>
          <table:table-cell office:value-type="float" office:value="6.6200000000000005E-4" table:style-name="ce1">
            <text:p>0.000662</text:p>
          </table:table-cell>
          <table:table-cell office:value-type="float" office:value="9.1299999999999997E-4" table:style-name="ce1">
            <text:p>0.000913</text:p>
          </table:table-cell>
          <table:table-cell office:value-type="float" office:value="9.2299999999999999E-4" table:style-name="ce1">
            <text:p>0.000923</text:p>
          </table:table-cell>
          <table:table-cell office:value-type="float" office:value="7.1900000000000002E-4" table:style-name="ce1">
            <text:p>0.000719</text:p>
          </table:table-cell>
          <table:table-cell office:value-type="float" office:value="1.0264E-3" table:formula="of:=AVERAGE([.A13:.E13])" table:style-name="ce1">
            <text:p>0.0010264</text:p>
          </table:table-cell>
          <table:table-cell table:number-columns-repeated="2" table:style-name="ce1"/>
          <table:table-cell office:value-type="float" office:value="3.97E-4" table:style-name="ce1">
            <text:p>0.000397</text:p>
          </table:table-cell>
          <table:table-cell office:value-type="float" office:value="4.0400000000000001E-4" table:style-name="ce1">
            <text:p>0.000404</text:p>
          </table:table-cell>
          <table:table-cell office:value-type="float" office:value="3.8499999999999998E-4" table:style-name="ce1">
            <text:p>0.000385</text:p>
          </table:table-cell>
          <table:table-cell office:value-type="float" office:value="3.88E-4" table:style-name="ce1">
            <text:p>0.000388</text:p>
          </table:table-cell>
          <table:table-cell office:value-type="float" office:value="4.75E-4" table:style-name="ce1">
            <text:p>0.000475</text:p>
          </table:table-cell>
          <table:table-cell office:value-type="float" office:value="4.0979999999999999E-4" table:formula="of:=AVERAGE([.I13:.M13])" table:style-name="ce1">
            <text:p>0.0004098</text:p>
          </table:table-cell>
          <table:table-cell table:number-columns-repeated="2" table:style-name="ce1"/>
          <table:table-cell office:value-type="float" office:value="6.9700000000000003E-4" table:style-name="ce1">
            <text:p>0.000697</text:p>
          </table:table-cell>
          <table:table-cell office:value-type="float" office:value="7.0299999999999996E-4" table:style-name="ce1">
            <text:p>0.000703</text:p>
          </table:table-cell>
          <table:table-cell office:value-type="float" office:value="7.0200000000000004E-4" table:style-name="ce1">
            <text:p>0.000702</text:p>
          </table:table-cell>
          <table:table-cell office:value-type="float" office:value="6.5200000000000002E-4" table:style-name="ce1">
            <text:p>0.000652</text:p>
          </table:table-cell>
          <table:table-cell office:value-type="float" office:value="6.4499999999999996E-4" table:style-name="ce1">
            <text:p>0.000645</text:p>
          </table:table-cell>
          <table:table-cell office:value-type="float" office:value="6.7980000000000004E-4" table:formula="of:=AVERAGE([.Q13:.U13])" table:style-name="ce1">
            <text:p>0.0006798</text:p>
          </table:table-cell>
          <table:table-cell table:number-columns-repeated="2" table:style-name="ce1"/>
          <table:table-cell office:value-type="float" office:value="3.9800000000000002E-4" table:style-name="ce1">
            <text:p>0.000398</text:p>
          </table:table-cell>
          <table:table-cell office:value-type="float" office:value="1.173E-3" table:style-name="ce1">
            <text:p>0.001173</text:p>
          </table:table-cell>
          <table:table-cell office:value-type="float" office:value="3.9199999999999999E-4" table:style-name="ce1">
            <text:p>0.000392</text:p>
          </table:table-cell>
          <table:table-cell office:value-type="float" office:value="4.8299999999999998E-4" table:style-name="ce1">
            <text:p>0.000483</text:p>
          </table:table-cell>
          <table:table-cell office:value-type="float" office:value="3.8499999999999998E-4" table:style-name="ce1">
            <text:p>0.000385</text:p>
          </table:table-cell>
          <table:table-cell office:value-type="float" office:value="5.6619999999999999E-4" table:formula="of:=AVERAGE([.Y13:.AC13])" table:style-name="ce1">
            <text:p>0.0005662</text:p>
          </table:table-cell>
          <table:table-cell table:style-name="ce1"/>
          <table:table-cell office:value-type="float" office:value="1687" table:style-name="ce1">
            <text:p>1687</text:p>
          </table:table-cell>
          <table:table-cell office:value-type="float" office:value="12" table:style-name="ce1">
            <text:p>12</text:p>
          </table:table-cell>
          <table:table-cell table:number-columns-repeated="16351"/>
        </table:table-row>
        <table:table-row table:style-name="ro1">
          <table:table-cell office:value-type="float" office:value="7.4200000000000004E-4" table:style-name="ce1">
            <text:p>0.000742</text:p>
          </table:table-cell>
          <table:table-cell office:value-type="float" office:value="8.0699999999999999E-4" table:style-name="ce1">
            <text:p>0.000807</text:p>
          </table:table-cell>
          <table:table-cell office:value-type="float" office:value="1.3389999999999999E-3" table:style-name="ce1">
            <text:p>0.001339</text:p>
          </table:table-cell>
          <table:table-cell office:value-type="float" office:value="7.67E-4" table:style-name="ce1">
            <text:p>0.000767</text:p>
          </table:table-cell>
          <table:table-cell office:value-type="float" office:value="8.2299999999999995E-4" table:style-name="ce1">
            <text:p>0.000823</text:p>
          </table:table-cell>
          <table:table-cell office:value-type="float" office:value="8.9559999999999987E-4" table:formula="of:=AVERAGE([.A14:.E14])" table:style-name="ce1">
            <text:p>0.0008956</text:p>
          </table:table-cell>
          <table:table-cell table:number-columns-repeated="2" table:style-name="ce1"/>
          <table:table-cell office:value-type="float" office:value="4.5800000000000002E-4" table:style-name="ce1">
            <text:p>0.000458</text:p>
          </table:table-cell>
          <table:table-cell office:value-type="float" office:value="4.6700000000000002E-4" table:style-name="ce1">
            <text:p>0.000467</text:p>
          </table:table-cell>
          <table:table-cell office:value-type="float" office:value="4.8700000000000002E-4" table:style-name="ce1">
            <text:p>0.000487</text:p>
          </table:table-cell>
          <table:table-cell office:value-type="float" office:value="4.7399999999999997E-4" table:style-name="ce1">
            <text:p>0.000474</text:p>
          </table:table-cell>
          <table:table-cell office:value-type="float" office:value="4.7199999999999998E-4" table:style-name="ce1">
            <text:p>0.000472</text:p>
          </table:table-cell>
          <table:table-cell office:value-type="float" office:value="4.7159999999999997E-4" table:formula="of:=AVERAGE([.I14:.M14])" table:style-name="ce1">
            <text:p>0.0004716</text:p>
          </table:table-cell>
          <table:table-cell table:number-columns-repeated="2" table:style-name="ce1"/>
          <table:table-cell office:value-type="float" office:value="6.9800000000000005E-4" table:style-name="ce1">
            <text:p>0.000698</text:p>
          </table:table-cell>
          <table:table-cell office:value-type="float" office:value="8.52E-4" table:style-name="ce1">
            <text:p>0.000852</text:p>
          </table:table-cell>
          <table:table-cell office:value-type="float" office:value="6.8400000000000004E-4" table:style-name="ce1">
            <text:p>0.000684</text:p>
          </table:table-cell>
          <table:table-cell office:value-type="float" office:value="7.9299999999999998E-4" table:style-name="ce1">
            <text:p>0.000793</text:p>
          </table:table-cell>
          <table:table-cell office:value-type="float" office:value="6.8499999999999995E-4" table:style-name="ce1">
            <text:p>0.000685</text:p>
          </table:table-cell>
          <table:table-cell office:value-type="float" office:value="7.4240000000000005E-4" table:formula="of:=AVERAGE([.Q14:.U14])" table:style-name="ce1">
            <text:p>0.0007424</text:p>
          </table:table-cell>
          <table:table-cell table:number-columns-repeated="2" table:style-name="ce1"/>
          <table:table-cell office:value-type="float" office:value="4.6900000000000002E-4" table:style-name="ce1">
            <text:p>0.000469</text:p>
          </table:table-cell>
          <table:table-cell office:value-type="float" office:value="6.1200000000000002E-4" table:style-name="ce1">
            <text:p>0.000612</text:p>
          </table:table-cell>
          <table:table-cell office:value-type="float" office:value="4.8700000000000002E-4" table:style-name="ce1">
            <text:p>0.000487</text:p>
          </table:table-cell>
          <table:table-cell office:value-type="float" office:value="5.5599999999999996E-4" table:style-name="ce1">
            <text:p>0.000556</text:p>
          </table:table-cell>
          <table:table-cell office:value-type="float" office:value="4.7100000000000001E-4" table:style-name="ce1">
            <text:p>0.000471</text:p>
          </table:table-cell>
          <table:table-cell office:value-type="float" office:value="5.1900000000000004E-4" table:formula="of:=AVERAGE([.Y14:.AC14])" table:style-name="ce1">
            <text:p>0.000519</text:p>
          </table:table-cell>
          <table:table-cell table:style-name="ce1"/>
          <table:table-cell office:value-type="float" office:value="2060" table:style-name="ce1">
            <text:p>2060</text:p>
          </table:table-cell>
          <table:table-cell office:value-type="float" office:value="13" table:style-name="ce1">
            <text:p>13</text:p>
          </table:table-cell>
          <table:table-cell table:number-columns-repeated="16351"/>
        </table:table-row>
        <table:table-row table:style-name="ro1">
          <table:table-cell office:value-type="float" office:value="1.498E-3" table:style-name="ce1">
            <text:p>0.001498</text:p>
          </table:table-cell>
          <table:table-cell office:value-type="float" office:value="7.4700000000000005E-4" table:style-name="ce1">
            <text:p>0.000747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9400000000000005E-4" table:style-name="ce1">
            <text:p>0.000894</text:p>
          </table:table-cell>
          <table:table-cell office:value-type="float" office:value="7.6499999999999995E-4" table:style-name="ce1">
            <text:p>0.000765</text:p>
          </table:table-cell>
          <table:table-cell office:value-type="float" office:value="9.5279999999999996E-4" table:formula="of:=AVERAGE([.A15:.E15])" table:style-name="ce1">
            <text:p>0.0009528</text:p>
          </table:table-cell>
          <table:table-cell table:number-columns-repeated="2" table:style-name="ce1"/>
          <table:table-cell office:value-type="float" office:value="5.53E-4" table:style-name="ce1">
            <text:p>0.000553</text:p>
          </table:table-cell>
          <table:table-cell office:value-type="float" office:value="5.6499999999999996E-4" table:style-name="ce1">
            <text:p>0.000565</text:p>
          </table:table-cell>
          <table:table-cell office:value-type="float" office:value="5.5900000000000004E-4" table:style-name="ce1">
            <text:p>0.000559</text:p>
          </table:table-cell>
          <table:table-cell office:value-type="float" office:value="5.4600000000000004E-4" table:style-name="ce1">
            <text:p>0.000546</text:p>
          </table:table-cell>
          <table:table-cell office:value-type="float" office:value="5.4500000000000002E-4" table:style-name="ce1">
            <text:p>0.000545</text:p>
          </table:table-cell>
          <table:table-cell office:value-type="float" office:value="5.5360000000000001E-4" table:formula="of:=AVERAGE([.I15:.M15])" table:style-name="ce1">
            <text:p>0.0005536</text:p>
          </table:table-cell>
          <table:table-cell table:number-columns-repeated="2" table:style-name="ce1"/>
          <table:table-cell office:value-type="float" office:value="9.7599999999999998E-4" table:style-name="ce1">
            <text:p>0.000976</text:p>
          </table:table-cell>
          <table:table-cell office:value-type="float" office:value="9.1500000000000001E-4" table:style-name="ce1">
            <text:p>0.000915</text:p>
          </table:table-cell>
          <table:table-cell office:value-type="float" office:value="7.6099999999999996E-4" table:style-name="ce1">
            <text:p>0.000761</text:p>
          </table:table-cell>
          <table:table-cell office:value-type="float" office:value="7.5000000000000002E-4" table:style-name="ce1">
            <text:p>0.00075</text:p>
          </table:table-cell>
          <table:table-cell office:value-type="float" office:value="8.3600000000000005E-4" table:style-name="ce1">
            <text:p>0.000836</text:p>
          </table:table-cell>
          <table:table-cell office:value-type="float" office:value="8.4759999999999989E-4" table:formula="of:=AVERAGE([.Q15:.U15])" table:style-name="ce1">
            <text:p>0.0008476</text:p>
          </table:table-cell>
          <table:table-cell table:number-columns-repeated="2" table:style-name="ce1"/>
          <table:table-cell office:value-type="float" office:value="5.7200000000000003E-4" table:style-name="ce1">
            <text:p>0.000572</text:p>
          </table:table-cell>
          <table:table-cell office:value-type="float" office:value="7.9299999999999998E-4" table:style-name="ce1">
            <text:p>0.000793</text:p>
          </table:table-cell>
          <table:table-cell office:value-type="float" office:value="6.0800000000000003E-4" table:style-name="ce1">
            <text:p>0.000608</text:p>
          </table:table-cell>
          <table:table-cell office:value-type="float" office:value="5.7300000000000005E-4" table:style-name="ce1">
            <text:p>0.000573</text:p>
          </table:table-cell>
          <table:table-cell office:value-type="float" office:value="5.6899999999999995E-4" table:style-name="ce1">
            <text:p>0.000569</text:p>
          </table:table-cell>
          <table:table-cell office:value-type="float" office:value="6.2300000000000007E-4" table:formula="of:=AVERAGE([.Y15:.AC15])" table:style-name="ce1">
            <text:p>0.000623</text:p>
          </table:table-cell>
          <table:table-cell table:style-name="ce1"/>
          <table:table-cell office:value-type="float" office:value="2533" table:style-name="ce1">
            <text:p>2533</text:p>
          </table:table-cell>
          <table:table-cell office:value-type="float" office:value="14" table:style-name="ce1">
            <text:p>14</text:p>
          </table:table-cell>
          <table:table-cell table:number-columns-repeated="16351"/>
        </table:table-row>
        <table:table-row table:style-name="ro1">
          <table:table-cell office:value-type="float" office:value="2.395E-3" table:style-name="ce1">
            <text:p>0.002395</text:p>
          </table:table-cell>
          <table:table-cell office:value-type="float" office:value="1.3179999999999999E-3" table:style-name="ce1">
            <text:p>0.001318</text:p>
          </table:table-cell>
          <table:table-cell office:value-type="float" office:value="1.0560000000000001E-3" table:style-name="ce1">
            <text:p>0.001056</text:p>
          </table:table-cell>
          <table:table-cell office:value-type="float" office:value="8.6899999999999998E-4" table:style-name="ce1">
            <text:p>0.000869</text:p>
          </table:table-cell>
          <table:table-cell office:value-type="float" office:value="8.7699999999999996E-4" table:style-name="ce1">
            <text:p>0.000877</text:p>
          </table:table-cell>
          <table:table-cell office:value-type="float" office:value="1.3030000000000001E-3" table:formula="of:=AVERAGE([.A16:.E16])" table:style-name="ce1">
            <text:p>0.001303</text:p>
          </table:table-cell>
          <table:table-cell table:number-columns-repeated="2" table:style-name="ce1"/>
          <table:table-cell office:value-type="float" office:value="6.1700000000000004E-4" table:style-name="ce1">
            <text:p>0.000617</text:p>
          </table:table-cell>
          <table:table-cell office:value-type="float" office:value="6.2200000000000005E-4" table:style-name="ce1">
            <text:p>0.000622</text:p>
          </table:table-cell>
          <table:table-cell office:value-type="float" office:value="6.2E-4" table:style-name="ce1">
            <text:p>0.00062</text:p>
          </table:table-cell>
          <table:table-cell office:value-type="float" office:value="6.1300000000000005E-4" table:style-name="ce1">
            <text:p>0.000613</text:p>
          </table:table-cell>
          <table:table-cell office:value-type="float" office:value="6.2E-4" table:style-name="ce1">
            <text:p>0.00062</text:p>
          </table:table-cell>
          <table:table-cell office:value-type="float" office:value="6.1840000000000007E-4" table:formula="of:=AVERAGE([.I16:.M16])" table:style-name="ce1">
            <text:p>0.0006184</text:p>
          </table:table-cell>
          <table:table-cell table:number-columns-repeated="2" table:style-name="ce1"/>
          <table:table-cell office:value-type="float" office:value="9.6299999999999999E-4" table:style-name="ce1">
            <text:p>0.000963</text:p>
          </table:table-cell>
          <table:table-cell office:value-type="float" office:value="1.06E-3" table:style-name="ce1">
            <text:p>0.00106</text:p>
          </table:table-cell>
          <table:table-cell office:value-type="float" office:value="8.1300000000000003E-4" table:style-name="ce1">
            <text:p>0.000813</text:p>
          </table:table-cell>
          <table:table-cell office:value-type="float" office:value="9.1100000000000003E-4" table:style-name="ce1">
            <text:p>0.000911</text:p>
          </table:table-cell>
          <table:table-cell office:value-type="float" office:value="8.4000000000000003E-4" table:style-name="ce1">
            <text:p>0.00084</text:p>
          </table:table-cell>
          <table:table-cell office:value-type="float" office:value="9.1739999999999996E-4" table:formula="of:=AVERAGE([.Q16:.U16])" table:style-name="ce1">
            <text:p>0.0009174</text:p>
          </table:table-cell>
          <table:table-cell table:number-columns-repeated="2" table:style-name="ce1"/>
          <table:table-cell office:value-type="float" office:value="6.2200000000000005E-4" table:style-name="ce1">
            <text:p>0.000622</text:p>
          </table:table-cell>
          <table:table-cell office:value-type="float" office:value="1.4059999999999999E-3" table:style-name="ce1">
            <text:p>0.001406</text:p>
          </table:table-cell>
          <table:table-cell office:value-type="float" office:value="6.3000000000000003E-4" table:style-name="ce1">
            <text:p>0.00063</text:p>
          </table:table-cell>
          <table:table-cell office:value-type="float" office:value="6.4499999999999996E-4" table:style-name="ce1">
            <text:p>0.000645</text:p>
          </table:table-cell>
          <table:table-cell office:value-type="float" office:value="6.0400000000000004E-4" table:style-name="ce1">
            <text:p>0.000604</text:p>
          </table:table-cell>
          <table:table-cell office:value-type="float" office:value="7.8140000000000002E-4" table:formula="of:=AVERAGE([.Y16:.AC16])" table:style-name="ce1">
            <text:p>0.0007814</text:p>
          </table:table-cell>
          <table:table-cell table:style-name="ce1"/>
          <table:table-cell office:value-type="float" office:value="2838" table:style-name="ce1">
            <text:p>2838</text:p>
          </table:table-cell>
          <table:table-cell office:value-type="float" office:value="15" table:style-name="ce1">
            <text:p>15</text:p>
          </table:table-cell>
          <table:table-cell table:number-columns-repeated="16351"/>
        </table:table-row>
        <table:table-row table:style-name="ro1">
          <table:table-cell office:value-type="float" office:value="3.0639999999999999E-3" table:style-name="ce1">
            <text:p>0.003064</text:p>
          </table:table-cell>
          <table:table-cell office:value-type="float" office:value="1.9629999999999999E-3" table:style-name="ce1">
            <text:p>0.001963</text:p>
          </table:table-cell>
          <table:table-cell office:value-type="float" office:value="1.5809999999999999E-3" table:style-name="ce1">
            <text:p>0.001581</text:p>
          </table:table-cell>
          <table:table-cell office:value-type="float" office:value="1.941E-3" table:style-name="ce1">
            <text:p>0.001941</text:p>
          </table:table-cell>
          <table:table-cell office:value-type="float" office:value="1.6080000000000001E-3" table:style-name="ce1">
            <text:p>0.001608</text:p>
          </table:table-cell>
          <table:table-cell office:value-type="float" office:value="2.0314E-3" table:formula="of:=AVERAGE([.A17:.E17])" table:style-name="ce1">
            <text:p>0.0020314</text:p>
          </table:table-cell>
          <table:table-cell table:number-columns-repeated="2" table:style-name="ce1"/>
          <table:table-cell office:value-type="float" office:value="1.2099999999999999E-3" table:style-name="ce1">
            <text:p>0.00121</text:p>
          </table:table-cell>
          <table:table-cell office:value-type="float" office:value="1.0089999999999999E-3" table:style-name="ce1">
            <text:p>0.001009</text:p>
          </table:table-cell>
          <table:table-cell office:value-type="float" office:value="1.003E-3" table:style-name="ce1">
            <text:p>0.001003</text:p>
          </table:table-cell>
          <table:table-cell office:value-type="float" office:value="1.031E-3" table:style-name="ce1">
            <text:p>0.001031</text:p>
          </table:table-cell>
          <table:table-cell office:value-type="float" office:value="1.0300000000000001E-3" table:style-name="ce1">
            <text:p>0.00103</text:p>
          </table:table-cell>
          <table:table-cell office:value-type="float" office:value="1.0566E-3" table:formula="of:=AVERAGE([.I17:.M17])" table:style-name="ce1">
            <text:p>0.0010566</text:p>
          </table:table-cell>
          <table:table-cell table:number-columns-repeated="2" table:style-name="ce1"/>
          <table:table-cell office:value-type="float" office:value="0.20603399999999999" table:style-name="ce1">
            <text:p>0.206034</text:p>
          </table:table-cell>
          <table:table-cell office:value-type="float" office:value="0.337536" table:style-name="ce1">
            <text:p>0.337536</text:p>
          </table:table-cell>
          <table:table-cell office:value-type="float" office:value="0.19368099999999999" table:style-name="ce1">
            <text:p>0.193681</text:p>
          </table:table-cell>
          <table:table-cell office:value-type="float" office:value="0.19799" table:style-name="ce1">
            <text:p>0.19799</text:p>
          </table:table-cell>
          <table:table-cell office:value-type="float" office:value="0.17962" table:style-name="ce1">
            <text:p>0.17962</text:p>
          </table:table-cell>
          <table:table-cell office:value-type="float" office:value="0.22297219999999998" table:formula="of:=AVERAGE([.Q17:.U17])" table:style-name="ce1">
            <text:p>0.2229722</text:p>
          </table:table-cell>
          <table:table-cell table:number-columns-repeated="2" table:style-name="ce1"/>
          <table:table-cell office:value-type="float" office:value="2.9979999999999998E-3" table:style-name="ce1">
            <text:p>0.002998</text:p>
          </table:table-cell>
          <table:table-cell office:value-type="float" office:value="8.0979999999999993E-3" table:style-name="ce1">
            <text:p>0.008098</text:p>
          </table:table-cell>
          <table:table-cell office:value-type="float" office:value="3.5920000000000001E-3" table:style-name="ce1">
            <text:p>0.003592</text:p>
          </table:table-cell>
          <table:table-cell office:value-type="float" office:value="2.9870000000000001E-3" table:style-name="ce1">
            <text:p>0.002987</text:p>
          </table:table-cell>
          <table:table-cell office:value-type="float" office:value="2.8900000000000002E-3" table:style-name="ce1">
            <text:p>0.00289</text:p>
          </table:table-cell>
          <table:table-cell office:value-type="float" office:value="4.1129999999999995E-3" table:formula="of:=AVERAGE([.Y17:.AC17])" table:style-name="ce1">
            <text:p>0.004113</text:p>
          </table:table-cell>
          <table:table-cell table:style-name="ce1"/>
          <table:table-cell office:value-type="float" office:value="3099" table:style-name="ce1">
            <text:p>3099</text:p>
          </table:table-cell>
          <table:table-cell office:value-type="float" office:value="16" table:style-name="ce1">
            <text:p>16</text:p>
          </table:table-cell>
          <table:table-cell table:number-columns-repeated="16351"/>
        </table:table-row>
        <table:table-row table:style-name="ro1">
          <table:table-cell office:value-type="float" office:value="2.9810000000000001E-3" table:style-name="ce1">
            <text:p>0.002981</text:p>
          </table:table-cell>
          <table:table-cell office:value-type="float" office:value="1.9620000000000002E-3" table:style-name="ce1">
            <text:p>0.001962</text:p>
          </table:table-cell>
          <table:table-cell office:value-type="float" office:value="1.7769999999999999E-3" table:style-name="ce1">
            <text:p>0.001777</text:p>
          </table:table-cell>
          <table:table-cell office:value-type="float" office:value="1.8779999999999999E-3" table:style-name="ce1">
            <text:p>0.001878</text:p>
          </table:table-cell>
          <table:table-cell office:value-type="float" office:value="1.848E-3" table:style-name="ce1">
            <text:p>0.001848</text:p>
          </table:table-cell>
          <table:table-cell office:value-type="float" office:value="2.0892000000000003E-3" table:formula="of:=AVERAGE([.A18:.E18])" table:style-name="ce1">
            <text:p>0.0020892</text:p>
          </table:table-cell>
          <table:table-cell table:number-columns-repeated="2" table:style-name="ce1"/>
          <table:table-cell office:value-type="float" office:value="1.2689999999999999E-3" table:style-name="ce1">
            <text:p>0.001269</text:p>
          </table:table-cell>
          <table:table-cell office:value-type="float" office:value="1.2260000000000001E-3" table:style-name="ce1">
            <text:p>0.001226</text:p>
          </table:table-cell>
          <table:table-cell office:value-type="float" office:value="1.1709999999999999E-3" table:style-name="ce1">
            <text:p>0.001171</text:p>
          </table:table-cell>
          <table:table-cell office:value-type="float" office:value="1.165E-3" table:style-name="ce1">
            <text:p>0.001165</text:p>
          </table:table-cell>
          <table:table-cell office:value-type="float" office:value="1.1479999999999999E-3" table:style-name="ce1">
            <text:p>0.001148</text:p>
          </table:table-cell>
          <table:table-cell office:value-type="float" office:value="1.1957999999999999E-3" table:formula="of:=AVERAGE([.I18:.M18])" table:style-name="ce1">
            <text:p>0.0011958</text:p>
          </table:table-cell>
          <table:table-cell table:number-columns-repeated="2" table:style-name="ce1"/>
          <table:table-cell office:value-type="float" office:value="0.261046" table:style-name="ce1">
            <text:p>0.261046</text:p>
          </table:table-cell>
          <table:table-cell office:value-type="float" office:value="0.217252" table:style-name="ce1">
            <text:p>0.217252</text:p>
          </table:table-cell>
          <table:table-cell office:value-type="float" office:value="0.196772" table:style-name="ce1">
            <text:p>0.196772</text:p>
          </table:table-cell>
          <table:table-cell office:value-type="float" office:value="0.228465" table:style-name="ce1">
            <text:p>0.228465</text:p>
          </table:table-cell>
          <table:table-cell office:value-type="float" office:value="0.19359199999999999" table:style-name="ce1">
            <text:p>0.193592</text:p>
          </table:table-cell>
          <table:table-cell office:value-type="float" office:value="0.21942539999999999" table:formula="of:=AVERAGE([.Q18:.U18])" table:style-name="ce1">
            <text:p>0.2194254</text:p>
          </table:table-cell>
          <table:table-cell table:number-columns-repeated="2" table:style-name="ce1"/>
          <table:table-cell office:value-type="float" office:value="3.6110000000000001E-3" table:style-name="ce1">
            <text:p>0.003611</text:p>
          </table:table-cell>
          <table:table-cell office:value-type="float" office:value="1.0612999999999999E-2" table:style-name="ce1">
            <text:p>0.010613</text:p>
          </table:table-cell>
          <table:table-cell office:value-type="float" office:value="4.0119999999999999E-3" table:style-name="ce1">
            <text:p>0.004012</text:p>
          </table:table-cell>
          <table:table-cell office:value-type="float" office:value="3.7390000000000001E-3" table:style-name="ce1">
            <text:p>0.003739</text:p>
          </table:table-cell>
          <table:table-cell office:value-type="float" office:value="3.6809999999999998E-3" table:style-name="ce1">
            <text:p>0.003681</text:p>
          </table:table-cell>
          <table:table-cell office:value-type="float" office:value="5.1311999999999998E-3" table:formula="of:=AVERAGE([.Y18:.AC18])" table:style-name="ce1">
            <text:p>0.0051312</text:p>
          </table:table-cell>
          <table:table-cell table:style-name="ce1"/>
          <table:table-cell office:value-type="float" office:value="3549" table:style-name="ce1">
            <text:p>3549</text:p>
          </table:table-cell>
          <table:table-cell office:value-type="float" office:value="17" table:style-name="ce1">
            <text:p>17</text:p>
          </table:table-cell>
          <table:table-cell table:number-columns-repeated="16351"/>
        </table:table-row>
        <table:table-row table:style-name="ro1">
          <table:table-cell office:value-type="float" office:value="2.9989999999999999E-3" table:style-name="ce1">
            <text:p>0.002999</text:p>
          </table:table-cell>
          <table:table-cell office:value-type="float" office:value="2.5829999999999998E-3" table:style-name="ce1">
            <text:p>0.002583</text:p>
          </table:table-cell>
          <table:table-cell office:value-type="float" office:value="2.124E-3" table:style-name="ce1">
            <text:p>0.002124</text:p>
          </table:table-cell>
          <table:table-cell office:value-type="float" office:value="2.5509999999999999E-3" table:style-name="ce1">
            <text:p>0.002551</text:p>
          </table:table-cell>
          <table:table-cell office:value-type="float" office:value="2.2880000000000001E-3" table:style-name="ce1">
            <text:p>0.002288</text:p>
          </table:table-cell>
          <table:table-cell office:value-type="float" office:value="2.5089999999999999E-3" table:formula="of:=AVERAGE([.A19:.E19])" table:style-name="ce1">
            <text:p>0.002509</text:p>
          </table:table-cell>
          <table:table-cell table:number-columns-repeated="2" table:style-name="ce1"/>
          <table:table-cell office:value-type="float" office:value="1.6260000000000001E-3" table:style-name="ce1">
            <text:p>0.001626</text:p>
          </table:table-cell>
          <table:table-cell office:value-type="float" office:value="1.5139999999999999E-3" table:style-name="ce1">
            <text:p>0.001514</text:p>
          </table:table-cell>
          <table:table-cell office:value-type="float" office:value="1.506E-3" table:style-name="ce1">
            <text:p>0.001506</text:p>
          </table:table-cell>
          <table:table-cell office:value-type="float" office:value="1.524E-3" table:style-name="ce1">
            <text:p>0.001524</text:p>
          </table:table-cell>
          <table:table-cell office:value-type="float" office:value="1.5430000000000001E-3" table:style-name="ce1">
            <text:p>0.001543</text:p>
          </table:table-cell>
          <table:table-cell office:value-type="float" office:value="1.5426000000000001E-3" table:formula="of:=AVERAGE([.I19:.M19])" table:style-name="ce1">
            <text:p>0.0015426</text:p>
          </table:table-cell>
          <table:table-cell table:number-columns-repeated="2" table:style-name="ce1"/>
          <table:table-cell office:value-type="float" office:value="0.28013100000000002" table:style-name="ce1">
            <text:p>0.280131</text:p>
          </table:table-cell>
          <table:table-cell office:value-type="float" office:value="0.25878000000000001" table:style-name="ce1">
            <text:p>0.25878</text:p>
          </table:table-cell>
          <table:table-cell office:value-type="float" office:value="0.25864399999999999" table:style-name="ce1">
            <text:p>0.258644</text:p>
          </table:table-cell>
          <table:table-cell office:value-type="float" office:value="0.27732099999999998" table:style-name="ce1">
            <text:p>0.277321</text:p>
          </table:table-cell>
          <table:table-cell office:value-type="float" office:value="0.247748" table:style-name="ce1">
            <text:p>0.247748</text:p>
          </table:table-cell>
          <table:table-cell office:value-type="float" office:value="0.2645248" table:formula="of:=AVERAGE([.Q19:.U19])" table:style-name="ce1">
            <text:p>0.2645248</text:p>
          </table:table-cell>
          <table:table-cell table:number-columns-repeated="2" table:style-name="ce1"/>
          <table:table-cell office:value-type="float" office:value="5.5319999999999996E-3" table:style-name="ce1">
            <text:p>0.005532</text:p>
          </table:table-cell>
          <table:table-cell office:value-type="float" office:value="1.6534E-2" table:style-name="ce1">
            <text:p>0.016534</text:p>
          </table:table-cell>
          <table:table-cell office:value-type="float" office:value="5.7759999999999999E-3" table:style-name="ce1">
            <text:p>0.005776</text:p>
          </table:table-cell>
          <table:table-cell office:value-type="float" office:value="5.4289999999999998E-3" table:style-name="ce1">
            <text:p>0.005429</text:p>
          </table:table-cell>
          <table:table-cell office:value-type="float" office:value="5.293E-3" table:style-name="ce1">
            <text:p>0.005293</text:p>
          </table:table-cell>
          <table:table-cell office:value-type="float" office:value="7.7127999999999988E-3" table:formula="of:=AVERAGE([.Y19:.AC19])" table:style-name="ce1">
            <text:p>0.0077128</text:p>
          </table:table-cell>
          <table:table-cell table:style-name="ce1"/>
          <table:table-cell office:value-type="float" office:value="4444" table:style-name="ce1">
            <text:p>4444</text:p>
          </table:table-cell>
          <table:table-cell office:value-type="float" office:value="18" table:style-name="ce1">
            <text:p>18</text:p>
          </table:table-cell>
          <table:table-cell table:number-columns-repeated="16351"/>
        </table:table-row>
        <table:table-row table:style-name="ro1">
          <table:table-cell office:value-type="float" office:value="3.1809999999999998E-3" table:style-name="ce1">
            <text:p>0.003181</text:p>
          </table:table-cell>
          <table:table-cell office:value-type="float" office:value="2.5279999999999999E-3" table:style-name="ce1">
            <text:p>0.002528</text:p>
          </table:table-cell>
          <table:table-cell office:value-type="float" office:value="3.5950000000000001E-3" table:style-name="ce1">
            <text:p>0.003595</text:p>
          </table:table-cell>
          <table:table-cell office:value-type="float" office:value="2.3349999999999998E-3" table:style-name="ce1">
            <text:p>0.002335</text:p>
          </table:table-cell>
          <table:table-cell office:value-type="float" office:value="2.4220000000000001E-3" table:style-name="ce1">
            <text:p>0.002422</text:p>
          </table:table-cell>
          <table:table-cell office:value-type="float" office:value="2.8121999999999999E-3" table:formula="of:=AVERAGE([.A20:.E20])" table:style-name="ce1">
            <text:p>0.0028122</text:p>
          </table:table-cell>
          <table:table-cell table:number-columns-repeated="2" table:style-name="ce1"/>
          <table:table-cell office:value-type="float" office:value="1.8270000000000001E-3" table:style-name="ce1">
            <text:p>0.001827</text:p>
          </table:table-cell>
          <table:table-cell office:value-type="float" office:value="1.789E-3" table:style-name="ce1">
            <text:p>0.001789</text:p>
          </table:table-cell>
          <table:table-cell office:value-type="float" office:value="1.934E-3" table:style-name="ce1">
            <text:p>0.001934</text:p>
          </table:table-cell>
          <table:table-cell office:value-type="float" office:value="1.8129999999999999E-3" table:style-name="ce1">
            <text:p>0.001813</text:p>
          </table:table-cell>
          <table:table-cell office:value-type="float" office:value="1.8389999999999999E-3" table:style-name="ce1">
            <text:p>0.001839</text:p>
          </table:table-cell>
          <table:table-cell office:value-type="float" office:value="1.8404000000000001E-3" table:formula="of:=AVERAGE([.I20:.M20])" table:style-name="ce1">
            <text:p>0.0018404</text:p>
          </table:table-cell>
          <table:table-cell table:number-columns-repeated="2" table:style-name="ce1"/>
          <table:table-cell office:value-type="float" office:value="0.30557099999999998" table:style-name="ce1">
            <text:p>0.305571</text:p>
          </table:table-cell>
          <table:table-cell office:value-type="float" office:value="0.282362" table:style-name="ce1">
            <text:p>0.282362</text:p>
          </table:table-cell>
          <table:table-cell office:value-type="float" office:value="0.274731" table:style-name="ce1">
            <text:p>0.274731</text:p>
          </table:table-cell>
          <table:table-cell office:value-type="float" office:value="0.27974300000000002" table:style-name="ce1">
            <text:p>0.279743</text:p>
          </table:table-cell>
          <table:table-cell office:value-type="float" office:value="0.27668999999999999" table:style-name="ce1">
            <text:p>0.27669</text:p>
          </table:table-cell>
          <table:table-cell office:value-type="float" office:value="0.28381940000000005" table:formula="of:=AVERAGE([.Q20:.U20])" table:style-name="ce1">
            <text:p>0.2838194</text:p>
          </table:table-cell>
          <table:table-cell table:number-columns-repeated="2" table:style-name="ce1"/>
          <table:table-cell office:value-type="float" office:value="6.7369999999999999E-3" table:style-name="ce1">
            <text:p>0.006737</text:p>
          </table:table-cell>
          <table:table-cell office:value-type="float" office:value="2.2256000000000001E-2" table:style-name="ce1">
            <text:p>0.022256</text:p>
          </table:table-cell>
          <table:table-cell office:value-type="float" office:value="6.8859999999999998E-3" table:style-name="ce1">
            <text:p>0.006886</text:p>
          </table:table-cell>
          <table:table-cell office:value-type="float" office:value="6.7949999999999998E-3" table:style-name="ce1">
            <text:p>0.006795</text:p>
          </table:table-cell>
          <table:table-cell office:value-type="float" office:value="6.8479999999999999E-3" table:style-name="ce1">
            <text:p>0.006848</text:p>
          </table:table-cell>
          <table:table-cell office:value-type="float" office:value="9.9044000000000007E-3" table:formula="of:=AVERAGE([.Y20:.AC20])" table:style-name="ce1">
            <text:p>0.0099044</text:p>
          </table:table-cell>
          <table:table-cell table:style-name="ce1"/>
          <table:table-cell office:value-type="float" office:value="5166" table:style-name="ce1">
            <text:p>5166</text:p>
          </table:table-cell>
          <table:table-cell office:value-type="float" office:value="19" table:style-name="ce1">
            <text:p>19</text:p>
          </table:table-cell>
          <table:table-cell table:number-columns-repeated="16351"/>
        </table:table-row>
        <table:table-row table:style-name="ro1">
          <table:table-cell office:value-type="float" office:value="6.0639999999999999E-3" table:style-name="ce1">
            <text:p>0.006064</text:p>
          </table:table-cell>
          <table:table-cell office:value-type="float" office:value="2.9510000000000001E-3" table:style-name="ce1">
            <text:p>0.002951</text:p>
          </table:table-cell>
          <table:table-cell office:value-type="float" office:value="4.117E-3" table:style-name="ce1">
            <text:p>0.004117</text:p>
          </table:table-cell>
          <table:table-cell office:value-type="float" office:value="3.4169999999999999E-3" table:style-name="ce1">
            <text:p>0.003417</text:p>
          </table:table-cell>
          <table:table-cell office:value-type="float" office:value="3.1159999999999998E-3" table:style-name="ce1">
            <text:p>0.003116</text:p>
          </table:table-cell>
          <table:table-cell office:value-type="float" office:value="3.9330000000000007E-3" table:formula="of:=AVERAGE([.A21:.E21])" table:style-name="ce1">
            <text:p>0.003933</text:p>
          </table:table-cell>
          <table:table-cell table:number-columns-repeated="2" table:style-name="ce1"/>
          <table:table-cell office:value-type="float" office:value="2.2920000000000002E-3" table:style-name="ce1">
            <text:p>0.002292</text:p>
          </table:table-cell>
          <table:table-cell office:value-type="float" office:value="2.1849999999999999E-3" table:style-name="ce1">
            <text:p>0.002185</text:p>
          </table:table-cell>
          <table:table-cell office:value-type="float" office:value="2.2030000000000001E-3" table:style-name="ce1">
            <text:p>0.002203</text:p>
          </table:table-cell>
          <table:table-cell office:value-type="float" office:value="2.1459999999999999E-3" table:style-name="ce1">
            <text:p>0.002146</text:p>
          </table:table-cell>
          <table:table-cell office:value-type="float" office:value="2.1459999999999999E-3" table:style-name="ce1">
            <text:p>0.002146</text:p>
          </table:table-cell>
          <table:table-cell office:value-type="float" office:value="2.1944E-3" table:formula="of:=AVERAGE([.I21:.M21])" table:style-name="ce1">
            <text:p>0.0021944</text:p>
          </table:table-cell>
          <table:table-cell table:number-columns-repeated="2" table:style-name="ce1"/>
          <table:table-cell office:value-type="float" office:value="0.43173899999999998" table:style-name="ce1">
            <text:p>0.431739</text:p>
          </table:table-cell>
          <table:table-cell office:value-type="float" office:value="0.35170800000000002" table:style-name="ce1">
            <text:p>0.351708</text:p>
          </table:table-cell>
          <table:table-cell office:value-type="float" office:value="0.35304200000000002" table:style-name="ce1">
            <text:p>0.353042</text:p>
          </table:table-cell>
          <table:table-cell office:value-type="float" office:value="0.38309599999999999" table:style-name="ce1">
            <text:p>0.383096</text:p>
          </table:table-cell>
          <table:table-cell office:value-type="float" office:value="0.35033700000000001" table:style-name="ce1">
            <text:p>0.350337</text:p>
          </table:table-cell>
          <table:table-cell office:value-type="float" office:value="0.37398440000000005" table:formula="of:=AVERAGE([.Q21:.U21])" table:style-name="ce1">
            <text:p>0.3739844</text:p>
          </table:table-cell>
          <table:table-cell table:number-columns-repeated="2" table:style-name="ce1"/>
          <table:table-cell office:value-type="float" office:value="9.6410000000000003E-3" table:style-name="ce1">
            <text:p>0.009641</text:p>
          </table:table-cell>
          <table:table-cell office:value-type="float" office:value="3.2348000000000002E-2" table:style-name="ce1">
            <text:p>0.032348</text:p>
          </table:table-cell>
          <table:table-cell office:value-type="float" office:value="1.0147E-2" table:style-name="ce1">
            <text:p>0.010147</text:p>
          </table:table-cell>
          <table:table-cell office:value-type="float" office:value="9.5809999999999992E-3" table:style-name="ce1">
            <text:p>0.009581</text:p>
          </table:table-cell>
          <table:table-cell office:value-type="float" office:value="9.3609999999999995E-3" table:style-name="ce1">
            <text:p>0.009361</text:p>
          </table:table-cell>
          <table:table-cell office:value-type="float" office:value="1.42156E-2" table:formula="of:=AVERAGE([.Y21:.AC21])" table:style-name="ce1">
            <text:p>0.0142156</text:p>
          </table:table-cell>
          <table:table-cell table:style-name="ce1"/>
          <table:table-cell office:value-type="float" office:value="6309" table:style-name="ce1">
            <text:p>6309</text:p>
          </table:table-cell>
          <table:table-cell office:value-type="float" office:value="20" table:style-name="ce1">
            <text:p>20</text:p>
          </table:table-cell>
          <table:table-cell table:number-columns-repeated="16351"/>
        </table:table-row>
        <table:table-row table:style-name="ro1">
          <table:table-cell office:value-type="float" office:value="4.6389999999999999E-3" table:style-name="ce1">
            <text:p>0.004639</text:p>
          </table:table-cell>
          <table:table-cell office:value-type="float" office:value="3.542E-3" table:style-name="ce1">
            <text:p>0.003542</text:p>
          </table:table-cell>
          <table:table-cell office:value-type="float" office:value="3.8939999999999999E-3" table:style-name="ce1">
            <text:p>0.003894</text:p>
          </table:table-cell>
          <table:table-cell office:value-type="float" office:value="4.0670000000000003E-3" table:style-name="ce1">
            <text:p>0.004067</text:p>
          </table:table-cell>
          <table:table-cell office:value-type="float" office:value="3.6840000000000002E-3" table:style-name="ce1">
            <text:p>0.003684</text:p>
          </table:table-cell>
          <table:table-cell office:value-type="float" office:value="3.9652000000000003E-3" table:formula="of:=AVERAGE([.A22:.E22])" table:style-name="ce1">
            <text:p>0.0039652</text:p>
          </table:table-cell>
          <table:table-cell table:number-columns-repeated="2" table:style-name="ce1"/>
          <table:table-cell office:value-type="float" office:value="2.9610000000000001E-3" table:style-name="ce1">
            <text:p>0.002961</text:p>
          </table:table-cell>
          <table:table-cell office:value-type="float" office:value="2.6220000000000002E-3" table:style-name="ce1">
            <text:p>0.002622</text:p>
          </table:table-cell>
          <table:table-cell office:value-type="float" office:value="2.6679999999999998E-3" table:style-name="ce1">
            <text:p>0.002668</text:p>
          </table:table-cell>
          <table:table-cell office:value-type="float" office:value="2.7409999999999999E-3" table:style-name="ce1">
            <text:p>0.002741</text:p>
          </table:table-cell>
          <table:table-cell office:value-type="float" office:value="2.6319999999999998E-3" table:style-name="ce1">
            <text:p>0.002632</text:p>
          </table:table-cell>
          <table:table-cell office:value-type="float" office:value="2.7248000000000003E-3" table:formula="of:=AVERAGE([.I22:.M22])" table:style-name="ce1">
            <text:p>0.0027248</text:p>
          </table:table-cell>
          <table:table-cell table:number-columns-repeated="2" table:style-name="ce1"/>
          <table:table-cell office:value-type="float" office:value="3.405E-3" table:style-name="ce1">
            <text:p>0.003405</text:p>
          </table:table-cell>
          <table:table-cell office:value-type="float" office:value="3.186E-3" table:style-name="ce1">
            <text:p>0.003186</text:p>
          </table:table-cell>
          <table:table-cell office:value-type="float" office:value="3.382E-3" table:style-name="ce1">
            <text:p>0.003382</text:p>
          </table:table-cell>
          <table:table-cell office:value-type="float" office:value="3.258E-3" table:style-name="ce1">
            <text:p>0.003258</text:p>
          </table:table-cell>
          <table:table-cell office:value-type="float" office:value="3.0899999999999999E-3" table:style-name="ce1">
            <text:p>0.00309</text:p>
          </table:table-cell>
          <table:table-cell office:value-type="float" office:value="3.2641999999999997E-3" table:formula="of:=AVERAGE([.Q22:.U22])" table:style-name="ce1">
            <text:p>0.0032642</text:p>
          </table:table-cell>
          <table:table-cell table:number-columns-repeated="2" table:style-name="ce1"/>
          <table:table-cell office:value-type="float" office:value="2.6090000000000002E-3" table:style-name="ce1">
            <text:p>0.002609</text:p>
          </table:table-cell>
          <table:table-cell office:value-type="float" office:value="6.1019999999999998E-3" table:style-name="ce1">
            <text:p>0.006102</text:p>
          </table:table-cell>
          <table:table-cell office:value-type="float" office:value="2.6979999999999999E-3" table:style-name="ce1">
            <text:p>0.002698</text:p>
          </table:table-cell>
          <table:table-cell office:value-type="float" office:value="2.738E-3" table:style-name="ce1">
            <text:p>0.002738</text:p>
          </table:table-cell>
          <table:table-cell office:value-type="float" office:value="2.6020000000000001E-3" table:style-name="ce1">
            <text:p>0.002602</text:p>
          </table:table-cell>
          <table:table-cell office:value-type="float" office:value="3.3498E-3" table:formula="of:=AVERAGE([.Y22:.AC22])" table:style-name="ce1">
            <text:p>0.0033498</text:p>
          </table:table-cell>
          <table:table-cell table:style-name="ce1"/>
          <table:table-cell office:value-type="float" office:value="6921" table:style-name="ce1">
            <text:p>6921</text:p>
          </table:table-cell>
          <table:table-cell office:value-type="float" office:value="21" table:style-name="ce1">
            <text:p>21</text:p>
          </table:table-cell>
          <table:table-cell table:number-columns-repeated="16351"/>
        </table:table-row>
        <table:table-row table:style-name="ro1">
          <table:table-cell office:value-type="float" office:value="1.3505E-2" table:style-name="ce1">
            <text:p>0.013505</text:p>
          </table:table-cell>
          <table:table-cell office:value-type="float" office:value="6.8360000000000001E-3" table:style-name="ce1">
            <text:p>0.006836</text:p>
          </table:table-cell>
          <table:table-cell office:value-type="float" office:value="7.4999999999999997E-3" table:style-name="ce1">
            <text:p>0.0075</text:p>
          </table:table-cell>
          <table:table-cell office:value-type="float" office:value="9.2440000000000005E-3" table:style-name="ce1">
            <text:p>0.009244</text:p>
          </table:table-cell>
          <table:table-cell office:value-type="float" office:value="7.0400000000000003E-3" table:style-name="ce1">
            <text:p>0.00704</text:p>
          </table:table-cell>
          <table:table-cell office:value-type="float" office:value="8.8249999999999995E-3" table:formula="of:=AVERAGE([.A23:.E23])" table:style-name="ce1">
            <text:p>0.008825</text:p>
          </table:table-cell>
          <table:table-cell table:number-columns-repeated="2" table:style-name="ce1"/>
          <table:table-cell office:value-type="float" office:value="7.737E-3" table:style-name="ce1">
            <text:p>0.007737</text:p>
          </table:table-cell>
          <table:table-cell office:value-type="float" office:value="6.502E-3" table:style-name="ce1">
            <text:p>0.006502</text:p>
          </table:table-cell>
          <table:table-cell office:value-type="float" office:value="6.2589999999999998E-3" table:style-name="ce1">
            <text:p>0.006259</text:p>
          </table:table-cell>
          <table:table-cell office:value-type="float" office:value="6.313E-3" table:style-name="ce1">
            <text:p>0.006313</text:p>
          </table:table-cell>
          <table:table-cell office:value-type="float" office:value="6.2329999999999998E-3" table:style-name="ce1">
            <text:p>0.006233</text:p>
          </table:table-cell>
          <table:table-cell office:value-type="float" office:value="6.6087999999999997E-3" table:formula="of:=AVERAGE([.I23:.M23])" table:style-name="ce1">
            <text:p>0.0066088</text:p>
          </table:table-cell>
          <table:table-cell table:number-columns-repeated="2" table:style-name="ce1"/>
          <table:table-cell office:value-type="float" office:value="2.1544000000000001E-2" table:style-name="ce1">
            <text:p>0.021544</text:p>
          </table:table-cell>
          <table:table-cell office:value-type="float" office:value="1.9956000000000002E-2" table:style-name="ce1">
            <text:p>0.019956</text:p>
          </table:table-cell>
          <table:table-cell office:value-type="float" office:value="1.9002000000000002E-2" table:style-name="ce1">
            <text:p>0.019002</text:p>
          </table:table-cell>
          <table:table-cell office:value-type="float" office:value="1.8138000000000001E-2" table:style-name="ce1">
            <text:p>0.018138</text:p>
          </table:table-cell>
          <table:table-cell office:value-type="float" office:value="1.7919999999999998E-2" table:style-name="ce1">
            <text:p>0.01792</text:p>
          </table:table-cell>
          <table:table-cell office:value-type="float" office:value="1.9312000000000003E-2" table:formula="of:=AVERAGE([.Q23:.U23])" table:style-name="ce1">
            <text:p>0.019312</text:p>
          </table:table-cell>
          <table:table-cell table:number-columns-repeated="2" table:style-name="ce1"/>
          <table:table-cell office:value-type="float" office:value="6.96E-3" table:style-name="ce1">
            <text:p>0.00696</text:p>
          </table:table-cell>
          <table:table-cell office:value-type="float" office:value="1.6192000000000002E-2" table:style-name="ce1">
            <text:p>0.016192</text:p>
          </table:table-cell>
          <table:table-cell office:value-type="float" office:value="7.143E-3" table:style-name="ce1">
            <text:p>0.007143</text:p>
          </table:table-cell>
          <table:table-cell office:value-type="float" office:value="7.1960000000000001E-3" table:style-name="ce1">
            <text:p>0.007196</text:p>
          </table:table-cell>
          <table:table-cell office:value-type="float" office:value="7.077E-3" table:style-name="ce1">
            <text:p>0.007077</text:p>
          </table:table-cell>
          <table:table-cell office:value-type="float" office:value="8.9136000000000007E-3" table:formula="of:=AVERAGE([.Y23:.AC23])" table:style-name="ce1">
            <text:p>0.0089136</text:p>
          </table:table-cell>
          <table:table-cell table:style-name="ce1"/>
          <table:table-cell office:value-type="float" office:value="15475" table:style-name="ce1">
            <text:p>15475</text:p>
          </table:table-cell>
          <table:table-cell office:value-type="float" office:value="22" table:style-name="ce1">
            <text:p>22</text:p>
          </table:table-cell>
          <table:table-cell table:number-columns-repeated="16351"/>
        </table:table-row>
        <table:table-row table:style-name="ro1">
          <table:table-cell office:value-type="float" office:value="1.0973E-2" table:style-name="ce1">
            <text:p>0.010973</text:p>
          </table:table-cell>
          <table:table-cell office:value-type="float" office:value="7.8019999999999999E-3" table:style-name="ce1">
            <text:p>0.007802</text:p>
          </table:table-cell>
          <table:table-cell office:value-type="float" office:value="8.0450000000000001E-3" table:style-name="ce1">
            <text:p>0.008045</text:p>
          </table:table-cell>
          <table:table-cell office:value-type="float" office:value="1.1029000000000001E-2" table:style-name="ce1">
            <text:p>0.011029</text:p>
          </table:table-cell>
          <table:table-cell office:value-type="float" office:value="7.6480000000000003E-3" table:style-name="ce1">
            <text:p>0.007648</text:p>
          </table:table-cell>
          <table:table-cell office:value-type="float" office:value="9.0994000000000005E-3" table:formula="of:=AVERAGE([.A24:.E24])" table:style-name="ce1">
            <text:p>0.0090994</text:p>
          </table:table-cell>
          <table:table-cell table:number-columns-repeated="2" table:style-name="ce1"/>
          <table:table-cell office:value-type="float" office:value="7.8729999999999998E-3" table:style-name="ce1">
            <text:p>0.007873</text:p>
          </table:table-cell>
          <table:table-cell office:value-type="float" office:value="7.4679999999999998E-3" table:style-name="ce1">
            <text:p>0.007468</text:p>
          </table:table-cell>
          <table:table-cell office:value-type="float" office:value="8.1510000000000003E-3" table:style-name="ce1">
            <text:p>0.008151</text:p>
          </table:table-cell>
          <table:table-cell office:value-type="float" office:value="7.2960000000000004E-3" table:style-name="ce1">
            <text:p>0.007296</text:p>
          </table:table-cell>
          <table:table-cell office:value-type="float" office:value="7.5589999999999997E-3" table:style-name="ce1">
            <text:p>0.007559</text:p>
          </table:table-cell>
          <table:table-cell office:value-type="float" office:value="7.6693999999999998E-3" table:formula="of:=AVERAGE([.I24:.M24])" table:style-name="ce1">
            <text:p>0.0076694</text:p>
          </table:table-cell>
          <table:table-cell table:number-columns-repeated="2" table:style-name="ce1"/>
          <table:table-cell office:value-type="float" office:value="2.6280000000000001E-2" table:style-name="ce1">
            <text:p>0.02628</text:p>
          </table:table-cell>
          <table:table-cell office:value-type="float" office:value="1.9618E-2" table:style-name="ce1">
            <text:p>0.019618</text:p>
          </table:table-cell>
          <table:table-cell office:value-type="float" office:value="1.8959E-2" table:style-name="ce1">
            <text:p>0.018959</text:p>
          </table:table-cell>
          <table:table-cell office:value-type="float" office:value="2.0678999999999999E-2" table:style-name="ce1">
            <text:p>0.020679</text:p>
          </table:table-cell>
          <table:table-cell office:value-type="float" office:value="1.9021E-2" table:style-name="ce1">
            <text:p>0.019021</text:p>
          </table:table-cell>
          <table:table-cell office:value-type="float" office:value="2.09114E-2" table:formula="of:=AVERAGE([.Q24:.U24])" table:style-name="ce1">
            <text:p>0.0209114</text:p>
          </table:table-cell>
          <table:table-cell table:number-columns-repeated="2" table:style-name="ce1"/>
          <table:table-cell office:value-type="float" office:value="8.7290000000000006E-3" table:style-name="ce1">
            <text:p>0.008729</text:p>
          </table:table-cell>
          <table:table-cell office:value-type="float" office:value="1.7297E-2" table:style-name="ce1">
            <text:p>0.017297</text:p>
          </table:table-cell>
          <table:table-cell office:value-type="float" office:value="8.3630000000000006E-3" table:style-name="ce1">
            <text:p>0.008363</text:p>
          </table:table-cell>
          <table:table-cell office:value-type="float" office:value="8.3040000000000006E-3" table:style-name="ce1">
            <text:p>0.008304</text:p>
          </table:table-cell>
          <table:table-cell office:value-type="float" office:value="8.0330000000000002E-3" table:style-name="ce1">
            <text:p>0.008033</text:p>
          </table:table-cell>
          <table:table-cell office:value-type="float" office:value="1.01452E-2" table:formula="of:=AVERAGE([.Y24:.AC24])" table:style-name="ce1">
            <text:p>0.0101452</text:p>
          </table:table-cell>
          <table:table-cell table:style-name="ce1"/>
          <table:table-cell office:value-type="float" office:value="17995" table:style-name="ce1">
            <text:p>17995</text:p>
          </table:table-cell>
          <table:table-cell office:value-type="float" office:value="23" table:style-name="ce1">
            <text:p>23</text:p>
          </table:table-cell>
          <table:table-cell table:number-columns-repeated="16351"/>
        </table:table-row>
        <table:table-row table:style-name="ro1">
          <table:table-cell office:value-type="float" office:value="1.5102000000000001E-2" table:style-name="ce1">
            <text:p>0.015102</text:p>
          </table:table-cell>
          <table:table-cell office:value-type="float" office:value="8.378E-3" table:style-name="ce1">
            <text:p>0.008378</text:p>
          </table:table-cell>
          <table:table-cell office:value-type="float" office:value="8.7849999999999994E-3" table:style-name="ce1">
            <text:p>0.008785</text:p>
          </table:table-cell>
          <table:table-cell office:value-type="float" office:value="9.9050000000000006E-3" table:style-name="ce1">
            <text:p>0.009905</text:p>
          </table:table-cell>
          <table:table-cell office:value-type="float" office:value="9.7990000000000004E-3" table:style-name="ce1">
            <text:p>0.009799</text:p>
          </table:table-cell>
          <table:table-cell office:value-type="float" office:value="1.03938E-2" table:formula="of:=AVERAGE([.A25:.E25])" table:style-name="ce1">
            <text:p>0.0103938</text:p>
          </table:table-cell>
          <table:table-cell table:number-columns-repeated="2" table:style-name="ce1"/>
          <table:table-cell office:value-type="float" office:value="8.6920000000000001E-3" table:style-name="ce1">
            <text:p>0.008692</text:p>
          </table:table-cell>
          <table:table-cell office:value-type="float" office:value="9.9579999999999998E-3" table:style-name="ce1">
            <text:p>0.009958</text:p>
          </table:table-cell>
          <table:table-cell office:value-type="float" office:value="8.1550000000000008E-3" table:style-name="ce1">
            <text:p>0.008155</text:p>
          </table:table-cell>
          <table:table-cell office:value-type="float" office:value="8.3870000000000004E-3" table:style-name="ce1">
            <text:p>0.008387</text:p>
          </table:table-cell>
          <table:table-cell office:value-type="float" office:value="8.1250000000000003E-3" table:style-name="ce1">
            <text:p>0.008125</text:p>
          </table:table-cell>
          <table:table-cell office:value-type="float" office:value="8.6633999999999999E-3" table:formula="of:=AVERAGE([.I25:.M25])" table:style-name="ce1">
            <text:p>0.0086634</text:p>
          </table:table-cell>
          <table:table-cell table:number-columns-repeated="2" table:style-name="ce1"/>
          <table:table-cell office:value-type="float" office:value="9.2940000000000002E-3" table:style-name="ce1">
            <text:p>0.009294</text:p>
          </table:table-cell>
          <table:table-cell office:value-type="float" office:value="8.0490000000000006E-3" table:style-name="ce1">
            <text:p>0.008049</text:p>
          </table:table-cell>
          <table:table-cell office:value-type="float" office:value="7.9629999999999996E-3" table:style-name="ce1">
            <text:p>0.007963</text:p>
          </table:table-cell>
          <table:table-cell office:value-type="float" office:value="8.2539999999999992E-3" table:style-name="ce1">
            <text:p>0.008254</text:p>
          </table:table-cell>
          <table:table-cell office:value-type="float" office:value="8.3169999999999997E-3" table:style-name="ce1">
            <text:p>0.008317</text:p>
          </table:table-cell>
          <table:table-cell office:value-type="float" office:value="8.3753999999999999E-3" table:formula="of:=AVERAGE([.Q25:.U25])" table:style-name="ce1">
            <text:p>0.0083754</text:p>
          </table:table-cell>
          <table:table-cell table:number-columns-repeated="2" table:style-name="ce1"/>
          <table:table-cell office:value-type="float" office:value="8.175E-3" table:style-name="ce1">
            <text:p>0.008175</text:p>
          </table:table-cell>
          <table:table-cell office:value-type="float" office:value="1.4382000000000001E-2" table:style-name="ce1">
            <text:p>0.014382</text:p>
          </table:table-cell>
          <table:table-cell office:value-type="float" office:value="8.6820000000000005E-3" table:style-name="ce1">
            <text:p>0.008682</text:p>
          </table:table-cell>
          <table:table-cell office:value-type="float" office:value="8.6320000000000008E-3" table:style-name="ce1">
            <text:p>0.008632</text:p>
          </table:table-cell>
          <table:table-cell office:value-type="float" office:value="8.1759999999999992E-3" table:style-name="ce1">
            <text:p>0.008176</text:p>
          </table:table-cell>
          <table:table-cell office:value-type="float" office:value="9.6094000000000006E-3" table:formula="of:=AVERAGE([.Y25:.AC25])" table:style-name="ce1">
            <text:p>0.0096094</text:p>
          </table:table-cell>
          <table:table-cell table:style-name="ce1"/>
          <table:table-cell office:value-type="float" office:value="19814" table:style-name="ce1">
            <text:p>19814</text:p>
          </table:table-cell>
          <table:table-cell office:value-type="float" office:value="24" table:style-name="ce1">
            <text:p>24</text:p>
          </table:table-cell>
          <table:table-cell table:number-columns-repeated="16351"/>
        </table:table-row>
        <table:table-row table:style-name="ro1">
          <table:table-cell office:value-type="float" office:value="0.216115" table:style-name="ce1">
            <text:p>0.216115</text:p>
          </table:table-cell>
          <table:table-cell office:value-type="float" office:value="8.1535999999999997E-2" table:style-name="ce1">
            <text:p>0.081536</text:p>
          </table:table-cell>
          <table:table-cell office:value-type="float" office:value="8.3075999999999997E-2" table:style-name="ce1">
            <text:p>0.083076</text:p>
          </table:table-cell>
          <table:table-cell office:value-type="float" office:value="0.101809" table:style-name="ce1">
            <text:p>0.101809</text:p>
          </table:table-cell>
          <table:table-cell office:value-type="float" office:value="8.6632000000000001E-2" table:style-name="ce1">
            <text:p>0.086632</text:p>
          </table:table-cell>
          <table:table-cell office:value-type="float" office:value="0.11383360000000001" table:formula="of:=AVERAGE([.A26:.E26])" table:style-name="ce1">
            <text:p>0.1138336</text:p>
          </table:table-cell>
          <table:table-cell table:number-columns-repeated="2" table:style-name="ce1"/>
          <table:table-cell office:value-type="float" office:value="0.13975399999999999" table:style-name="ce1">
            <text:p>0.139754</text:p>
          </table:table-cell>
          <table:table-cell office:value-type="float" office:value="0.12523999999999999" table:style-name="ce1">
            <text:p>0.12524</text:p>
          </table:table-cell>
          <table:table-cell office:value-type="float" office:value="0.125859" table:style-name="ce1">
            <text:p>0.125859</text:p>
          </table:table-cell>
          <table:table-cell office:value-type="float" office:value="0.15828300000000001" table:style-name="ce1">
            <text:p>0.158283</text:p>
          </table:table-cell>
          <table:table-cell office:value-type="float" office:value="0.12411999999999999" table:style-name="ce1">
            <text:p>0.12412</text:p>
          </table:table-cell>
          <table:table-cell office:value-type="float" office:value="0.1346512" table:formula="of:=AVERAGE([.I26:.M26])" table:style-name="ce1">
            <text:p>0.1346512</text:p>
          </table:table-cell>
          <table:table-cell table:number-columns-repeated="2" table:style-name="ce1"/>
          <table:table-cell office:value-type="float" office:value="0.303008" table:style-name="ce1">
            <text:p>0.303008</text:p>
          </table:table-cell>
          <table:table-cell office:value-type="float" office:value="0.27314500000000003" table:style-name="ce1">
            <text:p>0.273145</text:p>
          </table:table-cell>
          <table:table-cell office:value-type="float" office:value="0.27372999999999997" table:style-name="ce1">
            <text:p>0.27373</text:p>
          </table:table-cell>
          <table:table-cell office:value-type="float" office:value="0.30225000000000002" table:style-name="ce1">
            <text:p>0.30225</text:p>
          </table:table-cell>
          <table:table-cell office:value-type="float" office:value="0.31711" table:style-name="ce1">
            <text:p>0.31711</text:p>
          </table:table-cell>
          <table:table-cell office:value-type="float" office:value="0.29384860000000002" table:formula="of:=AVERAGE([.Q26:.U26])" table:style-name="ce1">
            <text:p>0.2938486</text:p>
          </table:table-cell>
          <table:table-cell table:number-columns-repeated="2" table:style-name="ce1"/>
          <table:table-cell office:value-type="float" office:value="0.22531200000000001" table:style-name="ce1">
            <text:p>0.225312</text:p>
          </table:table-cell>
          <table:table-cell office:value-type="float" office:value="0.32464900000000002" table:style-name="ce1">
            <text:p>0.324649</text:p>
          </table:table-cell>
          <table:table-cell office:value-type="float" office:value="0.266654" table:style-name="ce1">
            <text:p>0.266654</text:p>
          </table:table-cell>
          <table:table-cell office:value-type="float" office:value="0.27956599999999998" table:style-name="ce1">
            <text:p>0.279566</text:p>
          </table:table-cell>
          <table:table-cell office:value-type="float" office:value="0.175903" table:style-name="ce1">
            <text:p>0.175903</text:p>
          </table:table-cell>
          <table:table-cell office:value-type="float" office:value="0.2544168" table:formula="of:=AVERAGE([.Y26:.AC26])" table:style-name="ce1">
            <text:p>0.2544168</text:p>
          </table:table-cell>
          <table:table-cell table:style-name="ce1"/>
          <table:table-cell office:value-type="float" office:value="198894" table:style-name="ce1">
            <text:p>198894</text:p>
          </table:table-cell>
          <table:table-cell office:value-type="float" office:value="25" table:style-name="ce1">
            <text:p>25</text:p>
          </table:table-cell>
          <table:table-cell table:number-columns-repeated="16351"/>
        </table:table-row>
        <table:table-row table:style-name="ro1">
          <table:table-cell office:value-type="float" office:value="0.16456799999999999" table:style-name="ce1">
            <text:p>0.164568</text:p>
          </table:table-cell>
          <table:table-cell office:value-type="float" office:value="0.114852" table:style-name="ce1">
            <text:p>0.114852</text:p>
          </table:table-cell>
          <table:table-cell office:value-type="float" office:value="0.114204" table:style-name="ce1">
            <text:p>0.114204</text:p>
          </table:table-cell>
          <table:table-cell office:value-type="float" office:value="0.114175" table:style-name="ce1">
            <text:p>0.114175</text:p>
          </table:table-cell>
          <table:table-cell office:value-type="float" office:value="0.13475500000000001" table:style-name="ce1">
            <text:p>0.134755</text:p>
          </table:table-cell>
          <table:table-cell office:value-type="float" office:value="0.12851080000000001" table:formula="of:=AVERAGE([.A27:.E27])" table:style-name="ce1">
            <text:p>0.1285108</text:p>
          </table:table-cell>
          <table:table-cell table:number-columns-repeated="2" table:style-name="ce1"/>
          <table:table-cell office:value-type="float" office:value="0.199966" table:style-name="ce1">
            <text:p>0.199966</text:p>
          </table:table-cell>
          <table:table-cell office:value-type="float" office:value="0.23180899999999999" table:style-name="ce1">
            <text:p>0.231809</text:p>
          </table:table-cell>
          <table:table-cell office:value-type="float" office:value="0.207209" table:style-name="ce1">
            <text:p>0.207209</text:p>
          </table:table-cell>
          <table:table-cell office:value-type="float" office:value="0.22274099999999999" table:style-name="ce1">
            <text:p>0.222741</text:p>
          </table:table-cell>
          <table:table-cell office:value-type="float" office:value="0.194436" table:style-name="ce1">
            <text:p>0.194436</text:p>
          </table:table-cell>
          <table:table-cell office:value-type="float" office:value="0.21123219999999998" table:formula="of:=AVERAGE([.I27:.M27])" table:style-name="ce1">
            <text:p>0.2112322</text:p>
          </table:table-cell>
          <table:table-cell table:number-columns-repeated="2" table:style-name="ce1"/>
          <table:table-cell office:value-type="float" office:value="0.38515300000000002" table:style-name="ce1">
            <text:p>0.385153</text:p>
          </table:table-cell>
          <table:table-cell office:value-type="float" office:value="0.353408" table:style-name="ce1">
            <text:p>0.353408</text:p>
          </table:table-cell>
          <table:table-cell office:value-type="float" office:value="0.35493000000000002" table:style-name="ce1">
            <text:p>0.35493</text:p>
          </table:table-cell>
          <table:table-cell office:value-type="float" office:value="0.36950300000000003" table:style-name="ce1">
            <text:p>0.369503</text:p>
          </table:table-cell>
          <table:table-cell office:value-type="float" office:value="0.35733199999999998" table:style-name="ce1">
            <text:p>0.357332</text:p>
          </table:table-cell>
          <table:table-cell office:value-type="float" office:value="0.36406520000000003" table:formula="of:=AVERAGE([.Q27:.U27])" table:style-name="ce1">
            <text:p>0.3640652</text:p>
          </table:table-cell>
          <table:table-cell table:number-columns-repeated="2" table:style-name="ce1"/>
          <table:table-cell office:value-type="float" office:value="0.30519200000000002" table:style-name="ce1">
            <text:p>0.305192</text:p>
          </table:table-cell>
          <table:table-cell office:value-type="float" office:value="0.432753" table:style-name="ce1">
            <text:p>0.432753</text:p>
          </table:table-cell>
          <table:table-cell office:value-type="float" office:value="0.39008900000000002" table:style-name="ce1">
            <text:p>0.390089</text:p>
          </table:table-cell>
          <table:table-cell office:value-type="float" office:value="0.41218500000000002" table:style-name="ce1">
            <text:p>0.412185</text:p>
          </table:table-cell>
          <table:table-cell office:value-type="float" office:value="0.28219899999999998" table:style-name="ce1">
            <text:p>0.282199</text:p>
          </table:table-cell>
          <table:table-cell office:value-type="float" office:value="0.36448359999999996" table:formula="of:=AVERAGE([.Y27:.AC27])" table:style-name="ce1">
            <text:p>0.3644836</text:p>
          </table:table-cell>
          <table:table-cell table:style-name="ce1"/>
          <table:table-cell office:value-type="float" office:value="287646" table:style-name="ce1">
            <text:p>287646</text:p>
          </table:table-cell>
          <table:table-cell office:value-type="float" office:value="26" table:style-name="ce1">
            <text:p>26</text:p>
          </table:table-cell>
          <table:table-cell table:number-columns-repeated="16351"/>
        </table:table-row>
        <table:table-row table:style-name="ro1">
          <table:table-cell office:value-type="float" office:value="3.8890829999999998" table:style-name="ce1">
            <text:p>3.889083</text:p>
          </table:table-cell>
          <table:table-cell office:value-type="float" office:value="2.218572" table:style-name="ce1">
            <text:p>2.218572</text:p>
          </table:table-cell>
          <table:table-cell office:value-type="float" office:value="1.2879689999999999" table:style-name="ce1">
            <text:p>1.287969</text:p>
          </table:table-cell>
          <table:table-cell office:value-type="float" office:value="1.4312069999999999" table:style-name="ce1">
            <text:p>1.431207</text:p>
          </table:table-cell>
          <table:table-cell office:value-type="float" office:value="1.3416600000000001" table:style-name="ce1">
            <text:p>1.34166</text:p>
          </table:table-cell>
          <table:table-cell office:value-type="float" office:value="2.0336981999999999" table:formula="of:=AVERAGE([.A28:.E28])" table:style-name="ce1">
            <text:p>2.0336982</text:p>
          </table:table-cell>
          <table:table-cell table:number-columns-repeated="2" table:style-name="ce1"/>
          <table:table-cell office:value-type="float" office:value="5.0673339999999998" table:style-name="ce1">
            <text:p>5.067334</text:p>
          </table:table-cell>
          <table:table-cell office:value-type="float" office:value="4.7688990000000002" table:style-name="ce1">
            <text:p>4.768899</text:p>
          </table:table-cell>
          <table:table-cell office:value-type="float" office:value="4.597232" table:style-name="ce1">
            <text:p>4.597232</text:p>
          </table:table-cell>
          <table:table-cell office:value-type="float" office:value="4.5153840000000001" table:style-name="ce1">
            <text:p>4.515384</text:p>
          </table:table-cell>
          <table:table-cell office:value-type="float" office:value="4.3633769999999998" table:style-name="ce1">
            <text:p>4.363377</text:p>
          </table:table-cell>
          <table:table-cell office:value-type="float" office:value="4.6624451999999996" table:formula="of:=AVERAGE([.I28:.M28])" table:style-name="ce1">
            <text:p>4.6624452</text:p>
          </table:table-cell>
          <table:table-cell table:number-columns-repeated="2" table:style-name="ce1"/>
          <table:table-cell office:value-type="float" office:value="38.401499999999999" table:style-name="ce1">
            <text:p>38.4015</text:p>
          </table:table-cell>
          <table:table-cell office:value-type="float" office:value="34.39311" table:style-name="ce1">
            <text:p>34.39311</text:p>
          </table:table-cell>
          <table:table-cell office:value-type="float" office:value="31.68468" table:style-name="ce1">
            <text:p>31.68468</text:p>
          </table:table-cell>
          <table:table-cell office:value-type="float" office:value="31.75787" table:style-name="ce1">
            <text:p>31.75787</text:p>
          </table:table-cell>
          <table:table-cell office:value-type="float" office:value="32.119280000000003" table:style-name="ce1">
            <text:p>32.11928</text:p>
          </table:table-cell>
          <table:table-cell office:value-type="float" office:value="33.671288000000004" table:formula="of:=AVERAGE([.Q28:.U28])" table:style-name="ce1">
            <text:p>33.671288</text:p>
          </table:table-cell>
          <table:table-cell table:number-columns-repeated="2" table:style-name="ce1"/>
          <table:table-cell office:value-type="float" office:value="28.027750000000001" table:style-name="ce1">
            <text:p>28.02775</text:p>
          </table:table-cell>
          <table:table-cell office:value-type="float" office:value="31.833690000000001" table:style-name="ce1">
            <text:p>31.83369</text:p>
          </table:table-cell>
          <table:table-cell office:value-type="float" office:value="29.00319" table:style-name="ce1">
            <text:p>29.00319</text:p>
          </table:table-cell>
          <table:table-cell office:value-type="float" office:value="28.236630000000002" table:style-name="ce1">
            <text:p>28.23663</text:p>
          </table:table-cell>
          <table:table-cell office:value-type="float" office:value="28.120760000000001" table:style-name="ce1">
            <text:p>28.12076</text:p>
          </table:table-cell>
          <table:table-cell office:value-type="float" office:value="29.044404000000004" table:formula="of:=AVERAGE([.Y28:.AC28])" table:style-name="ce1">
            <text:p>29.044404</text:p>
          </table:table-cell>
          <table:table-cell table:style-name="ce1"/>
          <table:table-cell office:value-type="float" office:value="2736849" table:style-name="ce1">
            <text:p>2736849</text:p>
          </table:table-cell>
          <table:table-cell office:value-type="float" office:value="27" table:style-name="ce1">
            <text:p>27</text:p>
          </table:table-cell>
          <table:table-cell table:number-columns-repeated="16351"/>
        </table:table-row>
        <table:table-row table:style-name="ro1">
          <table:table-cell office:value-type="float" office:value="2.201301" table:style-name="ce1">
            <text:p>2.201301</text:p>
          </table:table-cell>
          <table:table-cell office:value-type="float" office:value="1.7744260000000001" table:style-name="ce1">
            <text:p>1.774426</text:p>
          </table:table-cell>
          <table:table-cell office:value-type="float" office:value="1.497906" table:style-name="ce1">
            <text:p>1.497906</text:p>
          </table:table-cell>
          <table:table-cell office:value-type="float" office:value="1.515255" table:style-name="ce1">
            <text:p>1.515255</text:p>
          </table:table-cell>
          <table:table-cell office:value-type="float" office:value="1.5770219999999999" table:style-name="ce1">
            <text:p>1.577022</text:p>
          </table:table-cell>
          <table:table-cell office:value-type="float" office:value="1.7131819999999998" table:formula="of:=AVERAGE([.A29:.E29])" table:style-name="ce1">
            <text:p>1.713182</text:p>
          </table:table-cell>
          <table:table-cell table:number-columns-repeated="2" table:style-name="ce1"/>
          <table:table-cell office:value-type="float" office:value="6.0186390000000003" table:style-name="ce1">
            <text:p>6.018639</text:p>
          </table:table-cell>
          <table:table-cell office:value-type="float" office:value="6.1187899999999997" table:style-name="ce1">
            <text:p>6.11879</text:p>
          </table:table-cell>
          <table:table-cell office:value-type="float" office:value="5.9249349999999996" table:style-name="ce1">
            <text:p>5.924935</text:p>
          </table:table-cell>
          <table:table-cell office:value-type="float" office:value="5.5191549999999996" table:style-name="ce1">
            <text:p>5.519155</text:p>
          </table:table-cell>
          <table:table-cell office:value-type="float" office:value="5.6700759999999999" table:style-name="ce1">
            <text:p>5.670076</text:p>
          </table:table-cell>
          <table:table-cell office:value-type="float" office:value="5.8503190000000007" table:formula="of:=AVERAGE([.I29:.M29])" table:style-name="ce1">
            <text:p>5.850319</text:p>
          </table:table-cell>
          <table:table-cell table:number-columns-repeated="2" table:style-name="ce1"/>
          <table:table-cell office:value-type="float" office:value="41.200429999999997" table:style-name="ce1">
            <text:p>41.20043</text:p>
          </table:table-cell>
          <table:table-cell office:value-type="float" office:value="41.29289" table:style-name="ce1">
            <text:p>41.29289</text:p>
          </table:table-cell>
          <table:table-cell office:value-type="float" office:value="40.081200000000003" table:style-name="ce1">
            <text:p>40.0812</text:p>
          </table:table-cell>
          <table:table-cell office:value-type="float" office:value="40.670299999999997" table:style-name="ce1">
            <text:p>40.6703</text:p>
          </table:table-cell>
          <table:table-cell office:value-type="float" office:value="40.530200000000001" table:style-name="ce1">
            <text:p>40.5302</text:p>
          </table:table-cell>
          <table:table-cell office:value-type="float" office:value="40.755004" table:formula="of:=AVERAGE([.Q29:.U29])" table:style-name="ce1">
            <text:p>40.755004</text:p>
          </table:table-cell>
          <table:table-cell table:number-columns-repeated="2" table:style-name="ce1"/>
          <table:table-cell office:value-type="float" office:value="35.320929999999997" table:style-name="ce1">
            <text:p>35.32093</text:p>
          </table:table-cell>
          <table:table-cell office:value-type="float" office:value="34.919809999999998" table:style-name="ce1">
            <text:p>34.91981</text:p>
          </table:table-cell>
          <table:table-cell office:value-type="float" office:value="35.661589999999997" table:style-name="ce1">
            <text:p>35.66159</text:p>
          </table:table-cell>
          <table:table-cell office:value-type="float" office:value="34.48068" table:style-name="ce1">
            <text:p>34.48068</text:p>
          </table:table-cell>
          <table:table-cell office:value-type="float" office:value="37.220030000000001" table:style-name="ce1">
            <text:p>37.22003</text:p>
          </table:table-cell>
          <table:table-cell office:value-type="float" office:value="35.520607999999996" table:formula="of:=AVERAGE([.Y29:.AC29])" table:style-name="ce1">
            <text:p>35.520608</text:p>
          </table:table-cell>
          <table:table-cell table:style-name="ce1"/>
          <table:table-cell office:value-type="float" office:value="3223215" table:style-name="ce1">
            <text:p>3223215</text:p>
          </table:table-cell>
          <table:table-cell office:value-type="float" office:value="28" table:style-name="ce1">
            <text:p>28</text:p>
          </table:table-cell>
          <table:table-cell table:number-columns-repeated="16351"/>
        </table:table-row>
        <table:table-row table:style-name="ro1">
          <table:table-cell office:value-type="float" office:value="2.2027779999999999" table:style-name="ce1">
            <text:p>2.202778</text:p>
          </table:table-cell>
          <table:table-cell office:value-type="float" office:value="2.479813" table:style-name="ce1">
            <text:p>2.479813</text:p>
          </table:table-cell>
          <table:table-cell office:value-type="float" office:value="1.8805320000000001" table:style-name="ce1">
            <text:p>1.880532</text:p>
          </table:table-cell>
          <table:table-cell office:value-type="float" office:value="1.81775" table:style-name="ce1">
            <text:p>1.81775</text:p>
          </table:table-cell>
          <table:table-cell office:value-type="float" office:value="1.9353320000000001" table:style-name="ce1">
            <text:p>1.935332</text:p>
          </table:table-cell>
          <table:table-cell office:value-type="float" office:value="2.0632410000000005" table:formula="of:=AVERAGE([.A30:.E30])" table:style-name="ce1">
            <text:p>2.063241</text:p>
          </table:table-cell>
          <table:table-cell table:number-columns-repeated="2" table:style-name="ce1"/>
          <table:table-cell office:value-type="float" office:value="7.3977409999999999" table:style-name="ce1">
            <text:p>7.397741</text:p>
          </table:table-cell>
          <table:table-cell office:value-type="float" office:value="6.9080500000000002" table:style-name="ce1">
            <text:p>6.90805</text:p>
          </table:table-cell>
          <table:table-cell office:value-type="float" office:value="6.8148749999999998" table:style-name="ce1">
            <text:p>6.814875</text:p>
          </table:table-cell>
          <table:table-cell office:value-type="float" office:value="6.6500190000000003" table:style-name="ce1">
            <text:p>6.650019</text:p>
          </table:table-cell>
          <table:table-cell office:value-type="float" office:value="6.6762810000000004" table:style-name="ce1">
            <text:p>6.676281</text:p>
          </table:table-cell>
          <table:table-cell office:value-type="float" office:value="6.8893932000000007" table:formula="of:=AVERAGE([.I30:.M30])" table:style-name="ce1">
            <text:p>6.8893932</text:p>
          </table:table-cell>
          <table:table-cell table:number-columns-repeated="2" table:style-name="ce1"/>
          <table:table-cell office:value-type="float" office:value="47.692920000000001" table:style-name="ce1">
            <text:p>47.69292</text:p>
          </table:table-cell>
          <table:table-cell office:value-type="float" office:value="48.427039999999998" table:style-name="ce1">
            <text:p>48.42704</text:p>
          </table:table-cell>
          <table:table-cell office:value-type="float" office:value="47.7834" table:style-name="ce1">
            <text:p>47.7834</text:p>
          </table:table-cell>
          <table:table-cell office:value-type="float" office:value="50.083750000000002" table:style-name="ce1">
            <text:p>50.08375</text:p>
          </table:table-cell>
          <table:table-cell office:value-type="float" office:value="48.706420000000001" table:style-name="ce1">
            <text:p>48.70642</text:p>
          </table:table-cell>
          <table:table-cell office:value-type="float" office:value="48.538706000000005" table:formula="of:=AVERAGE([.Q30:.U30])" table:style-name="ce1">
            <text:p>48.538706</text:p>
          </table:table-cell>
          <table:table-cell table:number-columns-repeated="2" table:style-name="ce1"/>
          <table:table-cell office:value-type="float" office:value="59.287129999999998" table:style-name="ce1">
            <text:p>59.28713</text:p>
          </table:table-cell>
          <table:table-cell office:value-type="float" office:value="38.088349999999998" table:style-name="ce1">
            <text:p>38.08835</text:p>
          </table:table-cell>
          <table:table-cell office:value-type="float" office:value="37.70402" table:style-name="ce1">
            <text:p>37.70402</text:p>
          </table:table-cell>
          <table:table-cell office:value-type="float" office:value="39.528440000000003" table:style-name="ce1">
            <text:p>39.52844</text:p>
          </table:table-cell>
          <table:table-cell office:value-type="float" office:value="37.972410000000004" table:style-name="ce1">
            <text:p>37.97241</text:p>
          </table:table-cell>
          <table:table-cell office:value-type="float" office:value="42.516069999999999" table:formula="of:=AVERAGE([.Y30:.AC30])" table:style-name="ce1">
            <text:p>42.51607</text:p>
          </table:table-cell>
          <table:table-cell table:style-name="ce1"/>
          <table:table-cell office:value-type="float" office:value="3851980" table:style-name="ce1">
            <text:p>3851980</text:p>
          </table:table-cell>
          <table:table-cell office:value-type="float" office:value="29" table:style-name="ce1">
            <text:p>29</text:p>
          </table:table-cell>
          <table:table-cell table:number-columns-repeated="16351"/>
        </table:table-row>
        <table:table-row table:style-name="ro1">
          <table:table-cell office:value-type="float" office:value="4.5152130000000001" table:style-name="ce1">
            <text:p>4.515213</text:p>
          </table:table-cell>
          <table:table-cell office:value-type="float" office:value="3.0503110000000002" table:style-name="ce1">
            <text:p>3.050311</text:p>
          </table:table-cell>
          <table:table-cell office:value-type="float" office:value="2.6486139999999998" table:style-name="ce1">
            <text:p>2.648614</text:p>
          </table:table-cell>
          <table:table-cell office:value-type="float" office:value="2.3447800000000001" table:style-name="ce1">
            <text:p>2.34478</text:p>
          </table:table-cell>
          <table:table-cell office:value-type="float" office:value="2.1523159999999999" table:style-name="ce1">
            <text:p>2.152316</text:p>
          </table:table-cell>
          <table:table-cell office:value-type="float" office:value="2.9422468000000004" table:formula="of:=AVERAGE([.A31:.E31])" table:style-name="ce1">
            <text:p>2.9422468</text:p>
          </table:table-cell>
          <table:table-cell table:number-columns-repeated="2" table:style-name="ce1"/>
          <table:table-cell office:value-type="float" office:value="8.7423040000000007" table:style-name="ce1">
            <text:p>8.742304</text:p>
          </table:table-cell>
          <table:table-cell office:value-type="float" office:value="8.5664320000000007" table:style-name="ce1">
            <text:p>8.566432</text:p>
          </table:table-cell>
          <table:table-cell office:value-type="float" office:value="7.8651280000000003" table:style-name="ce1">
            <text:p>7.865128</text:p>
          </table:table-cell>
          <table:table-cell office:value-type="float" office:value="7.789911" table:style-name="ce1">
            <text:p>7.789911</text:p>
          </table:table-cell>
          <table:table-cell office:value-type="float" office:value="7.9435750000000001" table:style-name="ce1">
            <text:p>7.943575</text:p>
          </table:table-cell>
          <table:table-cell office:value-type="float" office:value="8.1814700000000009" table:formula="of:=AVERAGE([.I31:.M31])" table:style-name="ce1">
            <text:p>8.18147</text:p>
          </table:table-cell>
          <table:table-cell table:number-columns-repeated="2" table:style-name="ce1"/>
          <table:table-cell office:value-type="float" office:value="58.700989999999997" table:style-name="ce1">
            <text:p>58.70099</text:p>
          </table:table-cell>
          <table:table-cell office:value-type="float" office:value="56.091279999999998" table:style-name="ce1">
            <text:p>56.09128</text:p>
          </table:table-cell>
          <table:table-cell office:value-type="float" office:value="55.839449999999999" table:style-name="ce1">
            <text:p>55.83945</text:p>
          </table:table-cell>
          <table:table-cell office:value-type="float" office:value="53.542310000000001" table:style-name="ce1">
            <text:p>53.54231</text:p>
          </table:table-cell>
          <table:table-cell office:value-type="float" office:value="53.198810000000002" table:style-name="ce1">
            <text:p>53.19881</text:p>
          </table:table-cell>
          <table:table-cell office:value-type="float" office:value="55.474567999999998" table:formula="of:=AVERAGE([.Q31:.U31])" table:style-name="ce1">
            <text:p>55.474568</text:p>
          </table:table-cell>
          <table:table-cell table:number-columns-repeated="2" table:style-name="ce1"/>
          <table:table-cell office:value-type="float" office:value="69.065470000000005" table:style-name="ce1">
            <text:p>69.06547</text:p>
          </table:table-cell>
          <table:table-cell office:value-type="float" office:value="44.999400000000001" table:style-name="ce1">
            <text:p>44.9994</text:p>
          </table:table-cell>
          <table:table-cell office:value-type="float" office:value="45.451659999999997" table:style-name="ce1">
            <text:p>45.45166</text:p>
          </table:table-cell>
          <table:table-cell office:value-type="float" office:value="44.632669999999997" table:style-name="ce1">
            <text:p>44.63267</text:p>
          </table:table-cell>
          <table:table-cell office:value-type="float" office:value="45.18488" table:style-name="ce1">
            <text:p>45.18488</text:p>
          </table:table-cell>
          <table:table-cell office:value-type="float" office:value="49.866816" table:formula="of:=AVERAGE([.Y31:.AC31])" table:style-name="ce1">
            <text:p>49.866816</text:p>
          </table:table-cell>
          <table:table-cell table:style-name="ce1"/>
          <table:table-cell office:value-type="float" office:value="4298484" table:style-name="ce1">
            <text:p>4298484</text:p>
          </table:table-cell>
          <table:table-cell office:value-type="float" office:value="30" table:style-name="ce1">
            <text:p>30</text:p>
          </table:table-cell>
          <table:table-cell table:number-columns-repeated="1635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ASHMAP</text:p>
          </table:table-cell>
          <table:table-cell table:number-columns-repeated="8" table:style-name="ce1"/>
          <table:table-cell office:value-type="string" table:style-name="ce1">
            <text:p>TREAP</text:p>
          </table:table-cell>
          <table:table-cell table:number-columns-repeated="7" table:style-name="ce1"/>
          <table:table-cell office:value-type="string" table:style-name="ce1">
            <text:p>HASHMAP</text:p>
          </table:table-cell>
          <table:table-cell office:value-type="string" table:style-name="ce1">
            <text:p>WITH PRINT</text:p>
          </table:table-cell>
          <table:table-cell table:number-columns-repeated="6" table:style-name="ce1"/>
          <table:table-cell office:value-type="string" table:style-name="ce1">
            <text:p>TREAP</text:p>
          </table:table-cell>
          <table:table-cell office:value-type="string" table:style-name="ce1">
            <text:p>WITH PRINT</text:p>
          </table:table-cell>
          <table:table-cell table:number-columns-repeated="1635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Chart 8" svg:x="0.56667in" svg:y="0.15in" svg:width="7.725in" svg:height="4.3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5"/>
          <table:table-cell table:style-name="ce1">
            <draw:frame draw:z-index="2" draw:id="id1" draw:style-name="a1" draw:name="Chart 12" svg:x="0.11667in" svg:y="0.15833in" svg:width="7.025in" svg:height="3.92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1"/>
          <table:table-cell table:style-name="ce1">
            <draw:frame draw:z-index="4" draw:id="id3" draw:style-name="a5" draw:name="Chart 14" svg:x="0.43333in" svg:y="0.04167in" svg:width="5.975in" svg:height="3.8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56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1">
            <draw:frame draw:z-index="3" draw:id="id2" draw:style-name="a4" draw:name="TextBox 13" svg:x="0.45in" svg:y="0.03333in" svg:width="1.125in" svg:height="0.36667in">
              <draw:text-box>
                <text:p text:style-name="a3" text:class-names="" text:cond-style-name=""><text:span text:style-name="a2" text:class-names="">HT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Dragomir Andrei</meta:initial-creator>
    <dc:creator>Dragomir Andrei</dc:creator>
    <meta:creation-date>2022-12-21T15:26:47Z</meta:creation-date>
    <dc:date>2022-12-21T22:52:3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graphic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none" draw:stroke="none"/>
    </style:style>
    <style:style style:family="chart" style:name="Axs1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11.4pt" svg:width="556.2pt" chart:style-name="Crt0">
        <chart:title chart:style-name="CT00">
          <text:p text:style-name="a20" text:class-names="" text:cond-style-name=""><text:s text:c="1"/>HT vs TREAP testele 24 - 30</text:p>
        </chart:title>
        <chart:plot-area svg:x="37.83393700787401pt" svg:y="28.51755905511811pt" svg:width="507.148188976378pt" svg:height="230.4245669291338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F$25:.$F$31" chart:class="chart:line" chart:attached-axis="primary-y" chart:style-name="G0S0">
            <chart:data-point chart:repeated="7"/>
          </chart:series>
          <chart:series chart:values-cell-range-address="Sheet1.$N$25:.$N$31" chart:class="chart:line" chart:attached-axis="primary-y" chart:style-name="G0S1">
            <chart:data-point chart:repeated="7"/>
          </chart:series>
          <chart:wall chart:style-name="Wal0"/>
        </chart:plot-area>
        <draw:frame draw:id="id0" draw:style-name="a2" draw:transform="translate(-0.55587in -0.16556in) rotate(-4.71239) translate(0.31419in 1.90074in)" draw:name="TextBox 1" svg:width="1.11173in" svg:height="0.33113in">
          <draw:text-box>
            <text:p text:style-name="a1" text:class-names="" text:cond-style-name=""><text:span text:style-name="a0" text:class-names="">timp(secunde)</text:span></text:p>
          </draw:text-box>
          <svg:title/>
          <svg:desc/>
        </draw:frame>
        <draw:frame draw:id="id1" draw:style-name="a5" draw:name="TextBox 3" svg:x="5.4993in" svg:y="1.0219in" svg:width="0.87469in" svg:height="0.48514in">
          <draw:text-box>
            <text:p text:style-name="a4" text:class-names="" text:cond-style-name=""><text:span text:style-name="a3" text:class-names="">TREAP</text:span></text:p>
          </draw:text-box>
          <svg:title/>
          <svg:desc/>
        </draw:frame>
        <draw:frame draw:id="id2" draw:style-name="a9" draw:name="TextBox 1" svg:x="0.91799in" svg:y="3.72287in" svg:width="6.78103in" svg:height="0.34063in">
          <draw:text-box>
            <text:p text:style-name="a8" text:class-names="" text:cond-style-name=""><text:span text:style-name="a6" text:class-names=""><text:s text:c="11"/></text:span><text:span text:style-name="a7" text:class-names="">24<text:tab/>25<text:tab/>26<text:tab/>27<text:tab/>28<text:tab/>29<text:tab/>30<text:tab/><text:tab/><text:tab/><text:tab/></text:span></text:p>
          </draw:text-box>
          <svg:title/>
          <svg:desc/>
        </draw:frame>
        <draw:frame draw:id="id3" draw:style-name="a14" draw:name="TextBox 1" svg:x="0.05556in" svg:y="0.06227in" svg:width="1.15833in" svg:height="0.4297in">
          <draw:text-box>
            <text:p text:style-name="a13" text:class-names="" text:cond-style-name=""><text:span text:style-name="a10" text:class-names="">numar</text:span><text:span text:style-name="a11" text:class-names=""><text:s text:c="1"/>test</text:span><text:span text:style-name="a12" text:class-names=""/></text:p>
          </draw:text-box>
          <svg:title/>
          <svg:desc/>
        </draw:frame>
        <draw:frame draw:id="id4" draw:style-name="a19" draw:name="TextBox 1" svg:x="3.65556in" svg:y="3.94167in" svg:width="1.15833in" svg:height="0.38333in">
          <draw:text-box>
            <text:p text:style-name="a18" text:class-names="" text:cond-style-name=""><text:span text:style-name="a15" text:class-names="">numar</text:span><text:span text:style-name="a16" text:class-names=""><text:s text:c="1"/>test</text:span><text:span text:style-name="a17" text:class-names=""/></text:p>
          </draw:text-box>
          <svg:title/>
          <svg:desc/>
        </draw:fram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chart" style:name="Wal0">
      <style:graphic-properties draw:fill="none" draw:stroke="non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none" draw:stroke="non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82.6pt" svg:width="505.8pt" chart:style-name="Crt0">
        <chart:title chart:style-name="CT00">
          <text:p text:style-name="a15" text:class-names="" text:cond-style-name="">HT vs TREAP testele 1-10</text:p>
        </chart:title>
        <chart:plot-area svg:x="74.81251968503937pt" svg:y="31.59748031496063pt" svg:width="419.0684251968504pt" svg:height="223.1274015748031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F$2:.$F$11" chart:class="chart:line" chart:attached-axis="primary-y" chart:style-name="G0S0">
            <chart:data-point chart:repeated="10"/>
          </chart:series>
          <chart:series chart:values-cell-range-address="Sheet1.$N$2:.$N$11" chart:class="chart:line" chart:attached-axis="primary-y" chart:style-name="G0S1">
            <chart:data-point chart:repeated="10"/>
          </chart:series>
          <chart:wall chart:style-name="Wal0"/>
        </chart:plot-area>
        <draw:frame draw:id="id0" draw:style-name="a2" draw:transform="translate(-0.57917in -0.19167in) rotate(-4.71239) translate(0.77083in 1.725in)" draw:name="TextBox 1" svg:width="1.15833in" svg:height="0.38333in">
          <draw:text-box>
            <text:p text:style-name="a1" text:class-names="" text:cond-style-name=""><text:span text:style-name="a0" text:class-names="">timp(secunde)</text:span></text:p>
          </draw:text-box>
          <svg:title/>
          <svg:desc/>
        </draw:frame>
        <draw:frame draw:id="id1" draw:style-name="a8" draw:name="TextBox 2" svg:x="3.25833in" svg:y="3.54167in" svg:width="1.725in" svg:height="0.225in">
          <draw:text-box>
            <text:p text:style-name="a7" text:class-names="" text:cond-style-name=""><text:span text:style-name="a3" text:class-names=""><text:s text:c="9"/></text:span><text:span text:style-name="a4" text:class-names="">numar</text:span><text:span text:style-name="a5" text:class-names=""><text:s text:c="1"/>test</text:span><text:span text:style-name="a6" text:class-names=""/></text:p>
          </draw:text-box>
          <svg:title/>
          <svg:desc/>
        </draw:frame>
        <draw:frame draw:id="id2" draw:style-name="a11" draw:transform="translate(-0.42083in -0.19583in) rotate(-0.61151) translate(6.46806in 1.09306in)" draw:name="TextBox 1" svg:width="0.84167in" svg:height="0.39167in">
          <draw:text-box>
            <text:p text:style-name="a10" text:class-names="" text:cond-style-name=""><text:span text:style-name="a9" text:class-names="">TREAP</text:span></text:p>
          </draw:text-box>
          <svg:title/>
          <svg:desc/>
        </draw:frame>
        <draw:frame draw:id="id3" draw:style-name="a14" draw:transform="translate(-0.42083in -0.19583in) rotate(-0.61151) translate(6.46806in 1.56806in)" draw:name="TextBox 1" svg:width="0.84167in" svg:height="0.39167in">
          <draw:text-box>
            <text:p text:style-name="a13" text:class-names="" text:cond-style-name=""><text:span text:style-name="a12" text:class-names="">HT</text:span></text:p>
          </draw:text-box>
          <svg:title/>
          <svg:desc/>
        </draw:fram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77.2pt" svg:width="430.2pt" chart:style-name="Crt0">
        <chart:title chart:style-name="CT00">
          <text:p text:style-name="a36" text:class-names="" text:cond-style-name="">HT vs TREAP testele 11-23</text:p>
        </chart:title>
        <chart:plot-area svg:x="55.35866141732284pt" svg:y="31.59748031496063pt" svg:width="363.7951181102362pt" svg:height="205.0216535433071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F$13:.$F$24" chart:class="chart:line" chart:attached-axis="primary-y" chart:style-name="G0S0">
            <chart:data-point chart:repeated="12"/>
          </chart:series>
          <chart:series chart:values-cell-range-address="Sheet1.$N$13:.$N$24" chart:class="chart:line" chart:attached-axis="primary-y" chart:style-name="G0S1">
            <chart:data-point chart:repeated="12"/>
          </chart:series>
          <chart:wall chart:style-name="Wal0"/>
        </chart:plot-area>
        <draw:frame draw:id="id0" draw:style-name="a2" draw:transform="translate(-0.57917in -0.19247in) rotate(-4.71239) translate(0.56626in 1.55972in)" draw:name="TextBox 1" svg:width="1.15833in" svg:height="0.38494in">
          <draw:text-box>
            <text:p text:style-name="a1" text:class-names="" text:cond-style-name=""><text:span text:style-name="a0" text:class-names="">timp(secunde)</text:span></text:p>
          </draw:text-box>
          <svg:title/>
          <svg:desc/>
        </draw:frame>
        <draw:frame draw:id="id1" draw:style-name="a5" draw:transform="translate(-0.4226in -0.19583in) rotate(-5.82695) translate(5.38224in 0.69306in)" draw:name="TextBox 1" svg:width="0.8452in" svg:height="0.39167in">
          <draw:text-box>
            <text:p text:style-name="a4" text:class-names="" text:cond-style-name=""><text:span text:style-name="a3" text:class-names="">TREAP</text:span></text:p>
          </draw:text-box>
          <svg:title/>
          <svg:desc/>
        </draw:frame>
        <draw:frame draw:id="id2" draw:style-name="a8" draw:transform="translate(-0.4226in -0.19583in) rotate(-6.21795) translate(5.51608in 1.77639in)" draw:name="TextBox 1" svg:width="0.8452in" svg:height="0.39167in">
          <draw:text-box>
            <text:p text:style-name="a7" text:class-names="" text:cond-style-name=""><text:span text:style-name="a6" text:class-names="">HT</text:span></text:p>
          </draw:text-box>
          <svg:title/>
          <svg:desc/>
        </draw:frame>
        <draw:frame draw:id="id3" draw:style-name="a30" draw:name="TextBox 5" svg:x="1.26362in" svg:y="3.275in" svg:width="4.3348in" svg:height="0.275in">
          <draw:text-box>
            <text:p text:style-name="a29" text:class-names="" text:cond-style-name=""><text:span text:style-name="a9" text:class-names="">11</text:span><text:span text:style-name="a10" text:class-names=""><text:s text:c="6"/>12 <text:s text:c="5"/>13 <text:s text:c="5"/>14</text:span><text:span text:style-name="a11" text:class-names=""><text:s text:c="6"/></text:span><text:span text:style-name="a12" text:class-names="">15</text:span><text:span text:style-name="a13" text:class-names=""><text:s text:c="6"/></text:span><text:span text:style-name="a14" text:class-names="">16</text:span><text:span text:style-name="a15" text:class-names=""><text:s text:c="6"/></text:span><text:span text:style-name="a16" text:class-names="">17</text:span><text:span text:style-name="a17" text:class-names=""><text:s text:c="6"/></text:span><text:span text:style-name="a18" text:class-names="">18</text:span><text:span text:style-name="a19" text:class-names=""><text:s text:c="6"/></text:span><text:span text:style-name="a20" text:class-names="">19</text:span><text:span text:style-name="a21" text:class-names=""><text:s text:c="6"/></text:span><text:span text:style-name="a22" text:class-names="">20</text:span><text:span text:style-name="a23" text:class-names=""><text:s text:c="6"/></text:span><text:span text:style-name="a24" text:class-names="">21</text:span><text:span text:style-name="a25" text:class-names=""><text:s text:c="6"/></text:span><text:span text:style-name="a26" text:class-names="">22</text:span><text:span text:style-name="a27" text:class-names=""><text:s text:c="6"/>23</text:span><text:span text:style-name="a28" text:class-names=""/></text:p>
          </draw:text-box>
          <svg:title/>
          <svg:desc/>
        </draw:frame>
        <draw:frame draw:id="id4" draw:style-name="a35" draw:name="TextBox 1" svg:x="2.92195in" svg:y="3.46667in" svg:width="1.1632in" svg:height="0.38333in">
          <draw:text-box>
            <text:p text:style-name="a34" text:class-names="" text:cond-style-name=""><text:span text:style-name="a31" text:class-names="">numar</text:span><text:span text:style-name="a32" text:class-names=""><text:s text:c="1"/>test</text:span><text:span text:style-name="a33" text:class-names=""/></text:p>
          </draw:text-box>
          <svg:title/>
          <svg:desc/>
        </draw:fram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